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iangl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3.529" calcext:value-type="float">
            <text:p>123.529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6.367" calcext:value-type="float">
            <text:p>406.36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6779" calcext:value-type="float">
            <text:p>1.16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2202" calcext:value-type="float">
            <text:p>4.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75.5" calcext:value-type="float">
            <text:p>3475.5</text:p>
          </table:table-cell>
          <table:table-cell office:value-type="float" office:value="55028" calcext:value-type="float">
            <text:p>550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13.57" calcext:value-type="float">
            <text:p>5813.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3.37" calcext:value-type="float">
            <text:p>3783.3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8.06" calcext:value-type="float">
            <text:p>1388.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14204" calcext:value-type="float">
            <text:p>5.1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7.479" calcext:value-type="float">
            <text:p>557.4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2.57" calcext:value-type="float">
            <text:p>982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15.84" calcext:value-type="float">
            <text:p>4515.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681818" calcext:value-type="float">
            <text:p>0.068181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0710" calcext:value-type="float">
            <text:p>207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42.62" calcext:value-type="float">
            <text:p>5242.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.787" calcext:value-type="float">
            <text:p>125.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43.45" calcext:value-type="float">
            <text:p>3343.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93.17" calcext:value-type="float">
            <text:p>3393.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1" calcext:value-type="float">
            <text:p>7200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3.291" calcext:value-type="float">
            <text:p>843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02.47" calcext:value-type="float">
            <text:p>370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59.61" calcext:value-type="float">
            <text:p>235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.766423" calcext:value-type="float">
            <text:p>0.76642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0.824818" calcext:value-type="float">
            <text:p>0.824818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0.805755" calcext:value-type="float">
            <text:p>0.80575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03081" calcext:value-type="float">
            <text:p>2.030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1807" calcext:value-type="float">
            <text:p>1.4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068" calcext:value-type="float">
            <text:p>0.7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3605" calcext:value-type="float">
            <text:p>1.43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3899" calcext:value-type="float">
            <text:p>0.423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966" calcext:value-type="float">
            <text:p>19.39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.111" calcext:value-type="float">
            <text:p>24.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58742" calcext:value-type="float">
            <text:p>2.58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1729" calcext:value-type="float">
            <text:p>1.1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3047" calcext:value-type="float">
            <text:p>2.3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25" calcext:value-type="float">
            <text:p>10.9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424" calcext:value-type="float">
            <text:p>3.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44204" calcext:value-type="float">
            <text:p>0.64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15552" calcext:value-type="float">
            <text:p>6.155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5.307" calcext:value-type="float">
            <text:p>365.3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2.27" calcext:value-type="float">
            <text:p>1132.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.628" calcext:value-type="float">
            <text:p>255.6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3664" calcext:value-type="float">
            <text:p>1.53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.0923" calcext:value-type="float">
            <text:p>89.09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1.671" calcext:value-type="float">
            <text:p>501.6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8.394" calcext:value-type="float">
            <text:p>618.3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.3063" calcext:value-type="float">
            <text:p>76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3.653" calcext:value-type="float">
            <text:p>873.6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.5756" calcext:value-type="float">
            <text:p>57.5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1823" calcext:value-type="float">
            <text:p>69.18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2.647" calcext:value-type="float">
            <text:p>592.6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67719" calcext:value-type="float">
            <text:p>3.6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89.563" calcext:value-type="float">
            <text:p>989.5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.07" calcext:value-type="float">
            <text:p>219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8.326" calcext:value-type="float">
            <text:p>458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.121" calcext:value-type="float">
            <text:p>268.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5.905" calcext:value-type="float">
            <text:p>905.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0.803" calcext:value-type="float">
            <text:p>630.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1.56" calcext:value-type="float">
            <text:p>2921.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.427" calcext:value-type="float">
            <text:p>303.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35094" calcext:value-type="float">
            <text:p>1350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.219" calcext:value-type="float">
            <text:p>623.21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40242" calcext:value-type="float">
            <text:p>6.40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8064" calcext:value-type="float">
            <text:p>24.80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.1921" calcext:value-type="float">
            <text:p>44.19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2.315" calcext:value-type="float">
            <text:p>232.3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2872" calcext:value-type="float">
            <text:p>528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9.31" calcext:value-type="float">
            <text:p>309.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10.72" calcext:value-type="float">
            <text:p>3510.7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9.8" calcext:value-type="float">
            <text:p>1699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153" calcext:value-type="float">
            <text:p>79.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5.65" calcext:value-type="float">
            <text:p>1025.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64.59" calcext:value-type="float">
            <text:p>1664.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43.85" calcext:value-type="float">
            <text:p>4043.8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556" calcext:value-type="float">
            <text:p>145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71.87" calcext:value-type="float">
            <text:p>1471.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23.08" calcext:value-type="float">
            <text:p>6023.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low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4636" calcext:value-type="float">
            <text:p>746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4783" calcext:value-type="float">
            <text:p>547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811" calcext:value-type="float">
            <text:p>358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19.9" calcext:value-type="float">
            <text:p>2619.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52.1" calcext:value-type="float">
            <text:p>1052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907" calcext:value-type="float">
            <text:p>27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092" calcext:value-type="float">
            <text:p>24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07.4" calcext:value-type="float">
            <text:p>1407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3.78" calcext:value-type="float">
            <text:p>893.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107590" calcext:value-type="float">
            <text:p>1075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561" calcext:value-type="float">
            <text:p>1.3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63955" calcext:value-type="float">
            <text:p>639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887" calcext:value-type="float">
            <text:p>3.5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53718" calcext:value-type="float">
            <text:p>537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1.73" calcext:value-type="float">
            <text:p>511.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1780" calcext:value-type="float">
            <text:p>4178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2.22" calcext:value-type="float">
            <text:p>312.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7.64" calcext:value-type="float">
            <text:p>407.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0892857" calcext:value-type="float">
            <text:p>0.089285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.981" calcext:value-type="float">
            <text:p>10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1" calcext:value-type="float">
            <text:p>641</text:p>
          </table:table-cell>
        </table:table-row>
      </table:table>
      <table:table table:name="Path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azy cuts</text:p>
          </table:table-cell>
          <table:table-cell office:value-type="string" calcext:value-type="string">
            <text:p>User cuts</text:p>
          </table:table-cell>
          <table:table-cell office:value-type="string" calcext:value-type="string">
            <text:p>Lazy time</text:p>
          </table:table-cell>
          <table:table-cell office:value-type="string" calcext:value-type="string">
            <text:p>User tim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53572" calcext:value-type="float">
            <text:p>1.53572</text:p>
          </table:table-cell>
          <table:table-cell office:value-type="float" office:value="1008" calcext:value-type="float">
            <text:p>1008</text:p>
          </table:table-cell>
          <table:table-cell office:value-type="float" office:value="813" calcext:value-type="float">
            <text:p>813</text:p>
          </table:table-cell>
          <table:table-cell office:value-type="float" office:value="16750" calcext:value-type="float">
            <text:p>16750</text:p>
          </table:table-cell>
          <table:table-cell office:value-type="float" office:value="0.00626108" calcext:value-type="float">
            <text:p>0.00626108</text:p>
          </table:table-cell>
          <table:table-cell office:value-type="float" office:value="0.137495" calcext:value-type="float">
            <text:p>0.1374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6356" calcext:value-type="float">
            <text:p>0.86356</text:p>
          </table:table-cell>
          <table:table-cell office:value-type="float" office:value="251" calcext:value-type="float">
            <text:p>251</text:p>
          </table:table-cell>
          <table:table-cell office:value-type="float" office:value="1806" calcext:value-type="float">
            <text:p>1806</text:p>
          </table:table-cell>
          <table:table-cell office:value-type="float" office:value="23662" calcext:value-type="float">
            <text:p>23662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0.0955664" calcext:value-type="float">
            <text:p>0.0955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17188" calcext:value-type="float">
            <text:p>0.717188</text:p>
          </table:table-cell>
          <table:table-cell office:value-type="float" office:value="79" calcext:value-type="float">
            <text:p>79</text:p>
          </table:table-cell>
          <table:table-cell office:value-type="float" office:value="2417" calcext:value-type="float">
            <text:p>2417</text:p>
          </table:table-cell>
          <table:table-cell office:value-type="float" office:value="10737" calcext:value-type="float">
            <text:p>10737</text:p>
          </table:table-cell>
          <table:table-cell office:value-type="float" office:value="0.0121464" calcext:value-type="float">
            <text:p>0.0121464</text:p>
          </table:table-cell>
          <table:table-cell office:value-type="float" office:value="0.0432415" calcext:value-type="float">
            <text:p>0.04324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1351" calcext:value-type="float">
            <text:p>0.091351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513" calcext:value-type="float">
            <text:p>513</text:p>
          </table:table-cell>
          <table:table-cell office:value-type="float" office:value="0.0076579" calcext:value-type="float">
            <text:p>0.0076579</text:p>
          </table:table-cell>
          <table:table-cell office:value-type="float" office:value="0.00279009" calcext:value-type="float">
            <text:p>0.002790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1885" calcext:value-type="float">
            <text:p>0.161885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178" calcext:value-type="float">
            <text:p>1178</text:p>
          </table:table-cell>
          <table:table-cell office:value-type="float" office:value="0.00843555" calcext:value-type="float">
            <text:p>0.00843555</text:p>
          </table:table-cell>
          <table:table-cell office:value-type="float" office:value="0.00569747" calcext:value-type="float">
            <text:p>0.005697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3379" calcext:value-type="float">
            <text:p>3379</text:p>
          </table:table-cell>
          <table:table-cell office:value-type="float" office:value="0.0100775" calcext:value-type="float">
            <text:p>0.0100775</text:p>
          </table:table-cell>
          <table:table-cell office:value-type="float" office:value="0.0144118" calcext:value-type="float">
            <text:p>0.01441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653" calcext:value-type="float">
            <text:p>1.64653</text:p>
          </table:table-cell>
          <table:table-cell office:value-type="float" office:value="238" calcext:value-type="float">
            <text:p>238</text:p>
          </table:table-cell>
          <table:table-cell office:value-type="float" office:value="5076" calcext:value-type="float">
            <text:p>5076</text:p>
          </table:table-cell>
          <table:table-cell office:value-type="float" office:value="24169" calcext:value-type="float">
            <text:p>24169</text:p>
          </table:table-cell>
          <table:table-cell office:value-type="float" office:value="0.0214614" calcext:value-type="float">
            <text:p>0.0214614</text:p>
          </table:table-cell>
          <table:table-cell office:value-type="float" office:value="0.116698" calcext:value-type="float">
            <text:p>0.116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.7822" calcext:value-type="float">
            <text:p>23.7822</text:p>
          </table:table-cell>
          <table:table-cell office:value-type="float" office:value="12221" calcext:value-type="float">
            <text:p>12221</text:p>
          </table:table-cell>
          <table:table-cell office:value-type="float" office:value="1995" calcext:value-type="float">
            <text:p>1995</text:p>
          </table:table-cell>
          <table:table-cell office:value-type="float" office:value="291023" calcext:value-type="float">
            <text:p>291023</text:p>
          </table:table-cell>
          <table:table-cell office:value-type="float" office:value="0.0202494" calcext:value-type="float">
            <text:p>0.0202494</text:p>
          </table:table-cell>
          <table:table-cell office:value-type="float" office:value="2.77117" calcext:value-type="float">
            <text:p>2.771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6384" calcext:value-type="float">
            <text:p>9.6384</text:p>
          </table:table-cell>
          <table:table-cell office:value-type="float" office:value="2514" calcext:value-type="float">
            <text:p>2514</text:p>
          </table:table-cell>
          <table:table-cell office:value-type="float" office:value="3208" calcext:value-type="float">
            <text:p>3208</text:p>
          </table:table-cell>
          <table:table-cell office:value-type="float" office:value="430581" calcext:value-type="float">
            <text:p>430581</text:p>
          </table:table-cell>
          <table:table-cell office:value-type="float" office:value="0.0194356" calcext:value-type="float">
            <text:p>0.0194356</text:p>
          </table:table-cell>
          <table:table-cell office:value-type="float" office:value="1.73742" calcext:value-type="float">
            <text:p>1.737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7386" calcext:value-type="float">
            <text:p>3.87386</text:p>
          </table:table-cell>
          <table:table-cell office:value-type="float" office:value="478" calcext:value-type="float">
            <text:p>478</text:p>
          </table:table-cell>
          <table:table-cell office:value-type="float" office:value="2673" calcext:value-type="float">
            <text:p>2673</text:p>
          </table:table-cell>
          <table:table-cell office:value-type="float" office:value="132853" calcext:value-type="float">
            <text:p>132853</text:p>
          </table:table-cell>
          <table:table-cell office:value-type="float" office:value="0.0134919" calcext:value-type="float">
            <text:p>0.0134919</text:p>
          </table:table-cell>
          <table:table-cell office:value-type="float" office:value="0.529779" calcext:value-type="float">
            <text:p>0.5297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64605" calcext:value-type="float">
            <text:p>2.64605</text:p>
          </table:table-cell>
          <table:table-cell office:value-type="float" office:value="166" calcext:value-type="float">
            <text:p>166</text:p>
          </table:table-cell>
          <table:table-cell office:value-type="float" office:value="2121" calcext:value-type="float">
            <text:p>2121</text:p>
          </table:table-cell>
          <table:table-cell office:value-type="float" office:value="61062" calcext:value-type="float">
            <text:p>61062</text:p>
          </table:table-cell>
          <table:table-cell office:value-type="float" office:value="0.0118468" calcext:value-type="float">
            <text:p>0.0118468</text:p>
          </table:table-cell>
          <table:table-cell office:value-type="float" office:value="0.263585" calcext:value-type="float">
            <text:p>0.2635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5962" calcext:value-type="float">
            <text:p>0.135962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845" calcext:value-type="float">
            <text:p>84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351741" calcext:value-type="float">
            <text:p>0.003517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6" calcext:value-type="float">
            <text:p>6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0.0154212" calcext:value-type="float">
            <text:p>0.0154212</text:p>
          </table:table-cell>
          <table:table-cell office:value-type="float" office:value="0.0168165" calcext:value-type="float">
            <text:p>0.01681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8609" calcext:value-type="float">
            <text:p>8609</text:p>
          </table:table-cell>
          <table:table-cell office:value-type="float" office:value="0.0156197" calcext:value-type="float">
            <text:p>0.0156197</text:p>
          </table:table-cell>
          <table:table-cell office:value-type="float" office:value="0.0386294" calcext:value-type="float">
            <text:p>0.03862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49356" calcext:value-type="float">
            <text:p>6.49356</text:p>
          </table:table-cell>
          <table:table-cell office:value-type="float" office:value="415" calcext:value-type="float">
            <text:p>415</text:p>
          </table:table-cell>
          <table:table-cell office:value-type="float" office:value="2810" calcext:value-type="float">
            <text:p>2810</text:p>
          </table:table-cell>
          <table:table-cell office:value-type="float" office:value="118248" calcext:value-type="float">
            <text:p>118248</text:p>
          </table:table-cell>
          <table:table-cell office:value-type="float" office:value="0.0120052" calcext:value-type="float">
            <text:p>0.0120052</text:p>
          </table:table-cell>
          <table:table-cell office:value-type="float" office:value="0.511961" calcext:value-type="float">
            <text:p>0.5119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692" calcext:value-type="float">
            <text:p>30.692</text:p>
          </table:table-cell>
          <table:table-cell office:value-type="float" office:value="3495" calcext:value-type="float">
            <text:p>3495</text:p>
          </table:table-cell>
          <table:table-cell office:value-type="float" office:value="6238" calcext:value-type="float">
            <text:p>6238</text:p>
          </table:table-cell>
          <table:table-cell office:value-type="float" office:value="795697" calcext:value-type="float">
            <text:p>795697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3.66885" calcext:value-type="float">
            <text:p>3.668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8.635" calcext:value-type="float">
            <text:p>458.635</text:p>
          </table:table-cell>
          <table:table-cell office:value-type="float" office:value="132054" calcext:value-type="float">
            <text:p>132054</text:p>
          </table:table-cell>
          <table:table-cell office:value-type="float" office:value="3125" calcext:value-type="float">
            <text:p>3125</text:p>
          </table:table-cell>
          <table:table-cell office:value-type="float" office:value="2371421" calcext:value-type="float">
            <text:p>2371421</text:p>
          </table:table-cell>
          <table:table-cell office:value-type="float" office:value="0.0335763" calcext:value-type="float">
            <text:p>0.0335763</text:p>
          </table:table-cell>
          <table:table-cell office:value-type="float" office:value="35.0043" calcext:value-type="float">
            <text:p>35.00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1.5029" calcext:value-type="float">
            <text:p>81.5029</text:p>
          </table:table-cell>
          <table:table-cell office:value-type="float" office:value="11165" calcext:value-type="float">
            <text:p>11165</text:p>
          </table:table-cell>
          <table:table-cell office:value-type="float" office:value="5614" calcext:value-type="float">
            <text:p>5614</text:p>
          </table:table-cell>
          <table:table-cell office:value-type="float" office:value="1978329" calcext:value-type="float">
            <text:p>1978329</text:p>
          </table:table-cell>
          <table:table-cell office:value-type="float" office:value="0.0405603" calcext:value-type="float">
            <text:p>0.0405603</text:p>
          </table:table-cell>
          <table:table-cell office:value-type="float" office:value="9.11826" calcext:value-type="float">
            <text:p>9.118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38492" calcext:value-type="float">
            <text:p>3.38492</text:p>
          </table:table-cell>
          <table:table-cell office:value-type="float" office:value="63" calcext:value-type="float">
            <text:p>63</text:p>
          </table:table-cell>
          <table:table-cell office:value-type="float" office:value="5034" calcext:value-type="float">
            <text:p>5034</text:p>
          </table:table-cell>
          <table:table-cell office:value-type="float" office:value="53456" calcext:value-type="float">
            <text:p>53456</text:p>
          </table:table-cell>
          <table:table-cell office:value-type="float" office:value="0.0257851" calcext:value-type="float">
            <text:p>0.0257851</text:p>
          </table:table-cell>
          <table:table-cell office:value-type="float" office:value="0.215536" calcext:value-type="float">
            <text:p>0.2155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5062" calcext:value-type="float">
            <text:p>29.5062</text:p>
          </table:table-cell>
          <table:table-cell office:value-type="float" office:value="1040" calcext:value-type="float">
            <text:p>1040</text:p>
          </table:table-cell>
          <table:table-cell office:value-type="float" office:value="9451" calcext:value-type="float">
            <text:p>9451</text:p>
          </table:table-cell>
          <table:table-cell office:value-type="float" office:value="475543" calcext:value-type="float">
            <text:p>475543</text:p>
          </table:table-cell>
          <table:table-cell office:value-type="float" office:value="0.0439905" calcext:value-type="float">
            <text:p>0.0439905</text:p>
          </table:table-cell>
          <table:table-cell office:value-type="float" office:value="2.05266" calcext:value-type="float">
            <text:p>2.052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.4531" calcext:value-type="float">
            <text:p>33.4531</text:p>
          </table:table-cell>
          <table:table-cell office:value-type="float" office:value="1312" calcext:value-type="float">
            <text:p>1312</text:p>
          </table:table-cell>
          <table:table-cell office:value-type="float" office:value="6507" calcext:value-type="float">
            <text:p>6507</text:p>
          </table:table-cell>
          <table:table-cell office:value-type="float" office:value="590002" calcext:value-type="float">
            <text:p>590002</text:p>
          </table:table-cell>
          <table:table-cell office:value-type="float" office:value="0.0313369" calcext:value-type="float">
            <text:p>0.0313369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8182" calcext:value-type="float">
            <text:p>8182</text:p>
          </table:table-cell>
          <table:table-cell office:value-type="float" office:value="0.0270962" calcext:value-type="float">
            <text:p>0.0270962</text:p>
          </table:table-cell>
          <table:table-cell office:value-type="float" office:value="0.0532208" calcext:value-type="float">
            <text:p>0.05322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441" calcext:value-type="float">
            <text:p>1.09441</text:p>
          </table:table-cell>
          <table:table-cell office:value-type="float" office:value="7" calcext:value-type="float">
            <text:p>7</text:p>
          </table:table-cell>
          <table:table-cell office:value-type="float" office:value="5554" calcext:value-type="float">
            <text:p>5554</text:p>
          </table:table-cell>
          <table:table-cell office:value-type="float" office:value="7815" calcext:value-type="float">
            <text:p>7815</text:p>
          </table:table-cell>
          <table:table-cell office:value-type="float" office:value="0.0262326" calcext:value-type="float">
            <text:p>0.0262326</text:p>
          </table:table-cell>
          <table:table-cell office:value-type="float" office:value="0.0355092" calcext:value-type="float">
            <text:p>0.03550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2853" calcext:value-type="float">
            <text:p>2.62853</text:p>
          </table:table-cell>
          <table:table-cell office:value-type="float" office:value="30" calcext:value-type="float">
            <text:p>30</text:p>
          </table:table-cell>
          <table:table-cell office:value-type="float" office:value="4754" calcext:value-type="float">
            <text:p>4754</text:p>
          </table:table-cell>
          <table:table-cell office:value-type="float" office:value="12850" calcext:value-type="float">
            <text:p>12850</text:p>
          </table:table-cell>
          <table:table-cell office:value-type="float" office:value="0.0224569" calcext:value-type="float">
            <text:p>0.0224569</text:p>
          </table:table-cell>
          <table:table-cell office:value-type="float" office:value="0.0934072" calcext:value-type="float">
            <text:p>0.09340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9663" calcext:value-type="float">
            <text:p>18.9663</text:p>
          </table:table-cell>
          <table:table-cell office:value-type="float" office:value="876" calcext:value-type="float">
            <text:p>876</text:p>
          </table:table-cell>
          <table:table-cell office:value-type="float" office:value="5615" calcext:value-type="float">
            <text:p>5615</text:p>
          </table:table-cell>
          <table:table-cell office:value-type="float" office:value="346085" calcext:value-type="float">
            <text:p>346085</text:p>
          </table:table-cell>
          <table:table-cell office:value-type="float" office:value="0.0273694" calcext:value-type="float">
            <text:p>0.0273694</text:p>
          </table:table-cell>
          <table:table-cell office:value-type="float" office:value="1.61405" calcext:value-type="float">
            <text:p>1.614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.91" calcext:value-type="float">
            <text:p>102.91</text:p>
          </table:table-cell>
          <table:table-cell office:value-type="float" office:value="3450" calcext:value-type="float">
            <text:p>3450</text:p>
          </table:table-cell>
          <table:table-cell office:value-type="float" office:value="6572" calcext:value-type="float">
            <text:p>6572</text:p>
          </table:table-cell>
          <table:table-cell office:value-type="float" office:value="1270211" calcext:value-type="float">
            <text:p>1270211</text:p>
          </table:table-cell>
          <table:table-cell office:value-type="float" office:value="0.0316747" calcext:value-type="float">
            <text:p>0.0316747</text:p>
          </table:table-cell>
          <table:table-cell office:value-type="float" office:value="6.00942" calcext:value-type="float">
            <text:p>6.009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2.13" calcext:value-type="float">
            <text:p>1052.13</text:p>
          </table:table-cell>
          <table:table-cell office:value-type="float" office:value="3467" calcext:value-type="float">
            <text:p>3467</text:p>
          </table:table-cell>
          <table:table-cell office:value-type="float" office:value="11875" calcext:value-type="float">
            <text:p>11875</text:p>
          </table:table-cell>
          <table:table-cell office:value-type="float" office:value="1016606" calcext:value-type="float">
            <text:p>1016606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5.43368" calcext:value-type="float">
            <text:p>5.433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2787430" calcext:value-type="float">
            <text:p>2787430</text:p>
          </table:table-cell>
          <table:table-cell office:value-type="float" office:value="4296" calcext:value-type="float">
            <text:p>4296</text:p>
          </table:table-cell>
          <table:table-cell office:value-type="float" office:value="55648068" calcext:value-type="float">
            <text:p>55648068</text:p>
          </table:table-cell>
          <table:table-cell office:value-type="float" office:value="0.0493055" calcext:value-type="float">
            <text:p>0.0493055</text:p>
          </table:table-cell>
          <table:table-cell office:value-type="float" office:value="944.769" calcext:value-type="float">
            <text:p>944.7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19913" calcext:value-type="float">
            <text:p>19913</text:p>
          </table:table-cell>
          <table:table-cell office:value-type="float" office:value="8282" calcext:value-type="float">
            <text:p>8282</text:p>
          </table:table-cell>
          <table:table-cell office:value-type="float" office:value="1815370" calcext:value-type="float">
            <text:p>1815370</text:p>
          </table:table-cell>
          <table:table-cell office:value-type="float" office:value="0.0589028" calcext:value-type="float">
            <text:p>0.0589028</text:p>
          </table:table-cell>
          <table:table-cell office:value-type="float" office:value="12.171" calcext:value-type="float">
            <text:p>12.1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5.884" calcext:value-type="float">
            <text:p>45.884</text:p>
          </table:table-cell>
          <table:table-cell office:value-type="float" office:value="2173" calcext:value-type="float">
            <text:p>2173</text:p>
          </table:table-cell>
          <table:table-cell office:value-type="float" office:value="8973" calcext:value-type="float">
            <text:p>8973</text:p>
          </table:table-cell>
          <table:table-cell office:value-type="float" office:value="913777" calcext:value-type="float">
            <text:p>913777</text:p>
          </table:table-cell>
          <table:table-cell office:value-type="float" office:value="0.0444683" calcext:value-type="float">
            <text:p>0.044468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3643" calcext:value-type="float">
            <text:p>28.3643</text:p>
          </table:table-cell>
          <table:table-cell office:value-type="float" office:value="614" calcext:value-type="float">
            <text:p>614</text:p>
          </table:table-cell>
          <table:table-cell office:value-type="float" office:value="9786" calcext:value-type="float">
            <text:p>9786</text:p>
          </table:table-cell>
          <table:table-cell office:value-type="float" office:value="435486" calcext:value-type="float">
            <text:p>435486</text:p>
          </table:table-cell>
          <table:table-cell office:value-type="float" office:value="0.0441349" calcext:value-type="float">
            <text:p>0.0441349</text:p>
          </table:table-cell>
          <table:table-cell office:value-type="float" office:value="1.99535" calcext:value-type="float">
            <text:p>1.995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.077" calcext:value-type="float">
            <text:p>48.077</text:p>
          </table:table-cell>
          <table:table-cell office:value-type="float" office:value="828" calcext:value-type="float">
            <text:p>828</text:p>
          </table:table-cell>
          <table:table-cell office:value-type="float" office:value="14041" calcext:value-type="float">
            <text:p>14041</text:p>
          </table:table-cell>
          <table:table-cell office:value-type="float" office:value="585891" calcext:value-type="float">
            <text:p>585891</text:p>
          </table:table-cell>
          <table:table-cell office:value-type="float" office:value="0.0627441" calcext:value-type="float">
            <text:p>0.0627441</text:p>
          </table:table-cell>
          <table:table-cell office:value-type="float" office:value="2.86146" calcext:value-type="float">
            <text:p>2.861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.758" calcext:value-type="float">
            <text:p>209.758</text:p>
          </table:table-cell>
          <table:table-cell office:value-type="float" office:value="2672" calcext:value-type="float">
            <text:p>2672</text:p>
          </table:table-cell>
          <table:table-cell office:value-type="float" office:value="14351" calcext:value-type="float">
            <text:p>14351</text:p>
          </table:table-cell>
          <table:table-cell office:value-type="float" office:value="1329843" calcext:value-type="float">
            <text:p>1329843</text:p>
          </table:table-cell>
          <table:table-cell office:value-type="float" office:value="0.0763309" calcext:value-type="float">
            <text:p>0.0763309</text:p>
          </table:table-cell>
          <table:table-cell office:value-type="float" office:value="6.76923" calcext:value-type="float">
            <text:p>6.769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847" calcext:value-type="float">
            <text:p>1.7847</text:p>
          </table:table-cell>
          <table:table-cell office:value-type="float" office:value="6" calcext:value-type="float">
            <text:p>6</text:p>
          </table:table-cell>
          <table:table-cell office:value-type="float" office:value="6621" calcext:value-type="float">
            <text:p>662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298105" calcext:value-type="float">
            <text:p>0.0298105</text:p>
          </table:table-cell>
          <table:table-cell office:value-type="float" office:value="0.050834" calcext:value-type="float">
            <text:p>0.050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99592" calcext:value-type="float">
            <text:p>2.99592</text:p>
          </table:table-cell>
          <table:table-cell office:value-type="float" office:value="7" calcext:value-type="float">
            <text:p>7</text:p>
          </table:table-cell>
          <table:table-cell office:value-type="float" office:value="7557" calcext:value-type="float">
            <text:p>7557</text:p>
          </table:table-cell>
          <table:table-cell office:value-type="float" office:value="9751" calcext:value-type="float">
            <text:p>9751</text:p>
          </table:table-cell>
          <table:table-cell office:value-type="float" office:value="0.0310713" calcext:value-type="float">
            <text:p>0.0310713</text:p>
          </table:table-cell>
          <table:table-cell office:value-type="float" office:value="0.041547" calcext:value-type="float">
            <text:p>0.0415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1134" calcext:value-type="float">
            <text:p>12.1134</text:p>
          </table:table-cell>
          <table:table-cell office:value-type="float" office:value="32" calcext:value-type="float">
            <text:p>32</text:p>
          </table:table-cell>
          <table:table-cell office:value-type="float" office:value="9997" calcext:value-type="float">
            <text:p>9997</text:p>
          </table:table-cell>
          <table:table-cell office:value-type="float" office:value="22705" calcext:value-type="float">
            <text:p>22705</text:p>
          </table:table-cell>
          <table:table-cell office:value-type="float" office:value="0.0460457" calcext:value-type="float">
            <text:p>0.0460457</text:p>
          </table:table-cell>
          <table:table-cell office:value-type="float" office:value="0.120371" calcext:value-type="float">
            <text:p>0.1203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.6748" calcext:value-type="float">
            <text:p>58.6748</text:p>
          </table:table-cell>
          <table:table-cell office:value-type="float" office:value="301" calcext:value-type="float">
            <text:p>301</text:p>
          </table:table-cell>
          <table:table-cell office:value-type="float" office:value="9406" calcext:value-type="float">
            <text:p>9406</text:p>
          </table:table-cell>
          <table:table-cell office:value-type="float" office:value="162716" calcext:value-type="float">
            <text:p>162716</text:p>
          </table:table-cell>
          <table:table-cell office:value-type="float" office:value="0.0418923" calcext:value-type="float">
            <text:p>0.0418923</text:p>
          </table:table-cell>
          <table:table-cell office:value-type="float" office:value="0.894633" calcext:value-type="float">
            <text:p>0.8946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6089" calcext:value-type="float">
            <text:p>6089</text:p>
          </table:table-cell>
          <table:table-cell office:value-type="float" office:value="7416" calcext:value-type="float">
            <text:p>7416</text:p>
          </table:table-cell>
          <table:table-cell office:value-type="float" office:value="3411918" calcext:value-type="float">
            <text:p>3411918</text:p>
          </table:table-cell>
          <table:table-cell office:value-type="float" office:value="0.0345682" calcext:value-type="float">
            <text:p>0.0345682</text:p>
          </table:table-cell>
          <table:table-cell office:value-type="float" office:value="16.7106" calcext:value-type="float">
            <text:p>16.71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290" calcext:value-type="float">
            <text:p>4290</text:p>
          </table:table-cell>
          <table:table-cell office:value-type="float" office:value="12012" calcext:value-type="float">
            <text:p>12012</text:p>
          </table:table-cell>
          <table:table-cell office:value-type="float" office:value="1951000" calcext:value-type="float">
            <text:p>1951000</text:p>
          </table:table-cell>
          <table:table-cell office:value-type="float" office:value="0.0559253" calcext:value-type="float">
            <text:p>0.0559253</text:p>
          </table:table-cell>
          <table:table-cell office:value-type="float" office:value="11.4052" calcext:value-type="float">
            <text:p>11.40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5.017" calcext:value-type="float">
            <text:p>505.017</text:p>
          </table:table-cell>
          <table:table-cell office:value-type="float" office:value="4760" calcext:value-type="float">
            <text:p>4760</text:p>
          </table:table-cell>
          <table:table-cell office:value-type="float" office:value="22421" calcext:value-type="float">
            <text:p>22421</text:p>
          </table:table-cell>
          <table:table-cell office:value-type="float" office:value="2185388" calcext:value-type="float">
            <text:p>2185388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10.7724" calcext:value-type="float">
            <text:p>10.77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7201.18" calcext:value-type="float">
            <text:p>7201.18</text:p>
          </table:table-cell>
          <table:table-cell office:value-type="float" office:value="1772150" calcext:value-type="float">
            <text:p>1772150</text:p>
          </table:table-cell>
          <table:table-cell office:value-type="float" office:value="5520" calcext:value-type="float">
            <text:p>5520</text:p>
          </table:table-cell>
          <table:table-cell office:value-type="float" office:value="57964723" calcext:value-type="float">
            <text:p>57964723</text:p>
          </table:table-cell>
          <table:table-cell office:value-type="float" office:value="0.068837" calcext:value-type="float">
            <text:p>0.068837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29.34" calcext:value-type="float">
            <text:p>3429.34</text:p>
          </table:table-cell>
          <table:table-cell office:value-type="float" office:value="238258" calcext:value-type="float">
            <text:p>238258</text:p>
          </table:table-cell>
          <table:table-cell office:value-type="float" office:value="9477" calcext:value-type="float">
            <text:p>9477</text:p>
          </table:table-cell>
          <table:table-cell office:value-type="float" office:value="19693493" calcext:value-type="float">
            <text:p>19693493</text:p>
          </table:table-cell>
          <table:table-cell office:value-type="float" office:value="0.0715326" calcext:value-type="float">
            <text:p>0.0715326</text:p>
          </table:table-cell>
          <table:table-cell office:value-type="float" office:value="138.992" calcext:value-type="float">
            <text:p>138.9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7.438" calcext:value-type="float">
            <text:p>227.438</text:p>
          </table:table-cell>
          <table:table-cell office:value-type="float" office:value="3222" calcext:value-type="float">
            <text:p>3222</text:p>
          </table:table-cell>
          <table:table-cell office:value-type="float" office:value="17308" calcext:value-type="float">
            <text:p>17308</text:p>
          </table:table-cell>
          <table:table-cell office:value-type="float" office:value="2128679" calcext:value-type="float">
            <text:p>2128679</text:p>
          </table:table-cell>
          <table:table-cell office:value-type="float" office:value="0.0942602" calcext:value-type="float">
            <text:p>0.0942602</text:p>
          </table:table-cell>
          <table:table-cell office:value-type="float" office:value="11.2882" calcext:value-type="float">
            <text:p>11.2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5271" calcext:value-type="float">
            <text:p>16.5271</text:p>
          </table:table-cell>
          <table:table-cell office:value-type="float" office:value="194" calcext:value-type="float">
            <text:p>194</text:p>
          </table:table-cell>
          <table:table-cell office:value-type="float" office:value="8499" calcext:value-type="float">
            <text:p>8499</text:p>
          </table:table-cell>
          <table:table-cell office:value-type="float" office:value="207086" calcext:value-type="float">
            <text:p>207086</text:p>
          </table:table-cell>
          <table:table-cell office:value-type="float" office:value="0.0426605" calcext:value-type="float">
            <text:p>0.0426605</text:p>
          </table:table-cell>
          <table:table-cell office:value-type="float" office:value="0.937824" calcext:value-type="float">
            <text:p>0.937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0.735" calcext:value-type="float">
            <text:p>390.735</text:p>
          </table:table-cell>
          <table:table-cell office:value-type="float" office:value="4585" calcext:value-type="float">
            <text:p>4585</text:p>
          </table:table-cell>
          <table:table-cell office:value-type="float" office:value="11074" calcext:value-type="float">
            <text:p>11074</text:p>
          </table:table-cell>
          <table:table-cell office:value-type="float" office:value="3413258" calcext:value-type="float">
            <text:p>3413258</text:p>
          </table:table-cell>
          <table:table-cell office:value-type="float" office:value="0.0500904" calcext:value-type="float">
            <text:p>0.0500904</text:p>
          </table:table-cell>
          <table:table-cell office:value-type="float" office:value="16.6552" calcext:value-type="float">
            <text:p>16.65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9.228" calcext:value-type="float">
            <text:p>109.228</text:p>
          </table:table-cell>
          <table:table-cell office:value-type="float" office:value="816" calcext:value-type="float">
            <text:p>816</text:p>
          </table:table-cell>
          <table:table-cell office:value-type="float" office:value="10412" calcext:value-type="float">
            <text:p>10412</text:p>
          </table:table-cell>
          <table:table-cell office:value-type="float" office:value="727052" calcext:value-type="float">
            <text:p>727052</text:p>
          </table:table-cell>
          <table:table-cell office:value-type="float" office:value="0.0546781" calcext:value-type="float">
            <text:p>0.0546781</text:p>
          </table:table-cell>
          <table:table-cell office:value-type="float" office:value="3.67416" calcext:value-type="float">
            <text:p>3.674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71.957" calcext:value-type="float">
            <text:p>871.957</text:p>
          </table:table-cell>
          <table:table-cell office:value-type="float" office:value="4655" calcext:value-type="float">
            <text:p>4655</text:p>
          </table:table-cell>
          <table:table-cell office:value-type="float" office:value="19524" calcext:value-type="float">
            <text:p>19524</text:p>
          </table:table-cell>
          <table:table-cell office:value-type="float" office:value="3169455" calcext:value-type="float">
            <text:p>3169455</text:p>
          </table:table-cell>
          <table:table-cell office:value-type="float" office:value="0.0893758" calcext:value-type="float">
            <text:p>0.0893758</text:p>
          </table:table-cell>
          <table:table-cell office:value-type="float" office:value="16.4431" calcext:value-type="float">
            <text:p>16.44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70533" calcext:value-type="float">
            <text:p>6.70533</text:p>
          </table:table-cell>
          <table:table-cell office:value-type="float" office:value="7" calcext:value-type="float">
            <text:p>7</text:p>
          </table:table-cell>
          <table:table-cell office:value-type="float" office:value="8506" calcext:value-type="float">
            <text:p>8506</text:p>
          </table:table-cell>
          <table:table-cell office:value-type="float" office:value="18050" calcext:value-type="float">
            <text:p>18050</text:p>
          </table:table-cell>
          <table:table-cell office:value-type="float" office:value="0.0418064" calcext:value-type="float">
            <text:p>0.0418064</text:p>
          </table:table-cell>
          <table:table-cell office:value-type="float" office:value="0.11039" calcext:value-type="float">
            <text:p>0.110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2428" calcext:value-type="float">
            <text:p>15.2428</text:p>
          </table:table-cell>
          <table:table-cell office:value-type="float" office:value="39" calcext:value-type="float">
            <text:p>39</text:p>
          </table:table-cell>
          <table:table-cell office:value-type="float" office:value="10088" calcext:value-type="float">
            <text:p>10088</text:p>
          </table:table-cell>
          <table:table-cell office:value-type="float" office:value="55364" calcext:value-type="float">
            <text:p>55364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284048" calcext:value-type="float">
            <text:p>0.2840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.2697" calcext:value-type="float">
            <text:p>23.2697</text:p>
          </table:table-cell>
          <table:table-cell office:value-type="float" office:value="112" calcext:value-type="float">
            <text:p>112</text:p>
          </table:table-cell>
          <table:table-cell office:value-type="float" office:value="8524" calcext:value-type="float">
            <text:p>85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0.0390971" calcext:value-type="float">
            <text:p>0.0390971</text:p>
          </table:table-cell>
          <table:table-cell office:value-type="float" office:value="0.497387" calcext:value-type="float">
            <text:p>0.4973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.32" calcext:value-type="float">
            <text:p>174.32</text:p>
          </table:table-cell>
          <table:table-cell office:value-type="float" office:value="871" calcext:value-type="float">
            <text:p>871</text:p>
          </table:table-cell>
          <table:table-cell office:value-type="float" office:value="10494" calcext:value-type="float">
            <text:p>10494</text:p>
          </table:table-cell>
          <table:table-cell office:value-type="float" office:value="707176" calcext:value-type="float">
            <text:p>707176</text:p>
          </table:table-cell>
          <table:table-cell office:value-type="float" office:value="0.0473488" calcext:value-type="float">
            <text:p>0.0473488</text:p>
          </table:table-cell>
          <table:table-cell office:value-type="float" office:value="3.77321" calcext:value-type="float">
            <text:p>3.77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0.623" calcext:value-type="float">
            <text:p>720.623</text:p>
          </table:table-cell>
          <table:table-cell office:value-type="float" office:value="6368" calcext:value-type="float">
            <text:p>6368</text:p>
          </table:table-cell>
          <table:table-cell office:value-type="float" office:value="10521" calcext:value-type="float">
            <text:p>10521</text:p>
          </table:table-cell>
          <table:table-cell office:value-type="float" office:value="4599634" calcext:value-type="float">
            <text:p>4599634</text:p>
          </table:table-cell>
          <table:table-cell office:value-type="float" office:value="0.0551204" calcext:value-type="float">
            <text:p>0.0551204</text:p>
          </table:table-cell>
          <table:table-cell office:value-type="float" office:value="23.3284" calcext:value-type="float">
            <text:p>23.32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583" calcext:value-type="float">
            <text:p>2583</text:p>
          </table:table-cell>
          <table:table-cell office:value-type="float" office:value="13386" calcext:value-type="float">
            <text:p>13386</text:p>
          </table:table-cell>
          <table:table-cell office:value-type="float" office:value="2141581" calcext:value-type="float">
            <text:p>2141581</text:p>
          </table:table-cell>
          <table:table-cell office:value-type="float" office:value="0.0580141" calcext:value-type="float">
            <text:p>0.0580141</text:p>
          </table:table-cell>
          <table:table-cell office:value-type="float" office:value="12.2894" calcext:value-type="float">
            <text:p>12.28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2516" calcext:value-type="float">
            <text:p>2516</text:p>
          </table:table-cell>
          <table:table-cell office:value-type="float" office:value="20843" calcext:value-type="float">
            <text:p>20843</text:p>
          </table:table-cell>
          <table:table-cell office:value-type="float" office:value="2021359" calcext:value-type="float">
            <text:p>2021359</text:p>
          </table:table-cell>
          <table:table-cell office:value-type="float" office:value="0.0943844" calcext:value-type="float">
            <text:p>0.0943844</text:p>
          </table:table-cell>
          <table:table-cell office:value-type="float" office:value="11.4439" calcext:value-type="float">
            <text:p>11.44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214" calcext:value-type="float">
            <text:p>2214</text:p>
          </table:table-cell>
          <table:table-cell office:value-type="float" office:value="27118" calcext:value-type="float">
            <text:p>27118</text:p>
          </table:table-cell>
          <table:table-cell office:value-type="float" office:value="1716122" calcext:value-type="float">
            <text:p>1716122</text:p>
          </table:table-cell>
          <table:table-cell office:value-type="float" office:value="0.146943" calcext:value-type="float">
            <text:p>0.146943</text:p>
          </table:table-cell>
          <table:table-cell office:value-type="float" office:value="9.59663" calcext:value-type="float">
            <text:p>9.596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161150" calcext:value-type="float">
            <text:p>1161150</text:p>
          </table:table-cell>
          <table:table-cell office:value-type="float" office:value="7548" calcext:value-type="float">
            <text:p>7548</text:p>
          </table:table-cell>
          <table:table-cell office:value-type="float" office:value="45547712" calcext:value-type="float">
            <text:p>45547712</text:p>
          </table:table-cell>
          <table:table-cell office:value-type="float" office:value="0.103144" calcext:value-type="float">
            <text:p>0.103144</text:p>
          </table:table-cell>
          <table:table-cell office:value-type="float" office:value="901.251" calcext:value-type="float">
            <text:p>901.2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08.25" calcext:value-type="float">
            <text:p>4308.25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234" calcext:value-type="float">
            <text:p>10234</text:p>
          </table:table-cell>
          <table:table-cell office:value-type="float" office:value="19226662" calcext:value-type="float">
            <text:p>19226662</text:p>
          </table:table-cell>
          <table:table-cell office:value-type="float" office:value="0.072209" calcext:value-type="float">
            <text:p>0.072209</text:p>
          </table:table-cell>
          <table:table-cell office:value-type="float" office:value="144.694" calcext:value-type="float">
            <text:p>144.6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1.95" calcext:value-type="float">
            <text:p>221.95</text:p>
          </table:table-cell>
          <table:table-cell office:value-type="float" office:value="2472" calcext:value-type="float">
            <text:p>2472</text:p>
          </table:table-cell>
          <table:table-cell office:value-type="float" office:value="12657" calcext:value-type="float">
            <text:p>12657</text:p>
          </table:table-cell>
          <table:table-cell office:value-type="float" office:value="2127308" calcext:value-type="float">
            <text:p>2127308</text:p>
          </table:table-cell>
          <table:table-cell office:value-type="float" office:value="0.074562" calcext:value-type="float">
            <text:p>0.074562</text:p>
          </table:table-cell>
          <table:table-cell office:value-type="float" office:value="10.1834" calcext:value-type="float">
            <text:p>10.1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.464" calcext:value-type="float">
            <text:p>152.464</text:p>
          </table:table-cell>
          <table:table-cell office:value-type="float" office:value="1273" calcext:value-type="float">
            <text:p>1273</text:p>
          </table:table-cell>
          <table:table-cell office:value-type="float" office:value="14408" calcext:value-type="float">
            <text:p>14408</text:p>
          </table:table-cell>
          <table:table-cell office:value-type="float" office:value="759110" calcext:value-type="float">
            <text:p>759110</text:p>
          </table:table-cell>
          <table:table-cell office:value-type="float" office:value="0.0767058" calcext:value-type="float">
            <text:p>0.0767058</text:p>
          </table:table-cell>
          <table:table-cell office:value-type="float" office:value="3.68484" calcext:value-type="float">
            <text:p>3.684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9.363" calcext:value-type="float">
            <text:p>119.363</text:p>
          </table:table-cell>
          <table:table-cell office:value-type="float" office:value="636" calcext:value-type="float">
            <text:p>636</text:p>
          </table:table-cell>
          <table:table-cell office:value-type="float" office:value="22619" calcext:value-type="float">
            <text:p>22619</text:p>
          </table:table-cell>
          <table:table-cell office:value-type="float" office:value="728354" calcext:value-type="float">
            <text:p>728354</text:p>
          </table:table-cell>
          <table:table-cell office:value-type="float" office:value="0.106516" calcext:value-type="float">
            <text:p>0.106516</text:p>
          </table:table-cell>
          <table:table-cell office:value-type="float" office:value="3.84691" calcext:value-type="float">
            <text:p>3.846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4.105" calcext:value-type="float">
            <text:p>174.105</text:p>
          </table:table-cell>
          <table:table-cell office:value-type="float" office:value="689" calcext:value-type="float">
            <text:p>689</text:p>
          </table:table-cell>
          <table:table-cell office:value-type="float" office:value="15743" calcext:value-type="float">
            <text:p>15743</text:p>
          </table:table-cell>
          <table:table-cell office:value-type="float" office:value="1126575" calcext:value-type="float">
            <text:p>1126575</text:p>
          </table:table-cell>
          <table:table-cell office:value-type="float" office:value="0.0725233" calcext:value-type="float">
            <text:p>0.0725233</text:p>
          </table:table-cell>
          <table:table-cell office:value-type="float" office:value="5.98031" calcext:value-type="float">
            <text:p>5.98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3.7" calcext:value-type="float">
            <text:p>1503.7</text:p>
          </table:table-cell>
          <table:table-cell office:value-type="float" office:value="5680" calcext:value-type="float">
            <text:p>5680</text:p>
          </table:table-cell>
          <table:table-cell office:value-type="float" office:value="21768" calcext:value-type="float">
            <text:p>21768</text:p>
          </table:table-cell>
          <table:table-cell office:value-type="float" office:value="6286805" calcext:value-type="float">
            <text:p>6286805</text:p>
          </table:table-cell>
          <table:table-cell office:value-type="float" office:value="0.102007" calcext:value-type="float">
            <text:p>0.102007</text:p>
          </table:table-cell>
          <table:table-cell office:value-type="float" office:value="31.6323" calcext:value-type="float">
            <text:p>31.6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48.56" calcext:value-type="float">
            <text:p>4048.56</text:p>
          </table:table-cell>
          <table:table-cell office:value-type="float" office:value="13281" calcext:value-type="float">
            <text:p>13281</text:p>
          </table:table-cell>
          <table:table-cell office:value-type="float" office:value="16393" calcext:value-type="float">
            <text:p>16393</text:p>
          </table:table-cell>
          <table:table-cell office:value-type="float" office:value="12260749" calcext:value-type="float">
            <text:p>12260749</text:p>
          </table:table-cell>
          <table:table-cell office:value-type="float" office:value="0.0772079" calcext:value-type="float">
            <text:p>0.0772079</text:p>
          </table:table-cell>
          <table:table-cell office:value-type="float" office:value="61.9031" calcext:value-type="float">
            <text:p>61.9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.0608" calcext:value-type="float">
            <text:p>72.0608</text:p>
          </table:table-cell>
          <table:table-cell office:value-type="float" office:value="63" calcext:value-type="float">
            <text:p>63</text:p>
          </table:table-cell>
          <table:table-cell office:value-type="float" office:value="16796" calcext:value-type="float">
            <text:p>16796</text:p>
          </table:table-cell>
          <table:table-cell office:value-type="float" office:value="153924" calcext:value-type="float">
            <text:p>153924</text:p>
          </table:table-cell>
          <table:table-cell office:value-type="float" office:value="0.099419" calcext:value-type="float">
            <text:p>0.099419</text:p>
          </table:table-cell>
          <table:table-cell office:value-type="float" office:value="0.884142" calcext:value-type="float">
            <text:p>0.8841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.5622" calcext:value-type="float">
            <text:p>68.5622</text:p>
          </table:table-cell>
          <table:table-cell office:value-type="float" office:value="39" calcext:value-type="float">
            <text:p>39</text:p>
          </table:table-cell>
          <table:table-cell office:value-type="float" office:value="13500" calcext:value-type="float">
            <text:p>13500</text:p>
          </table:table-cell>
          <table:table-cell office:value-type="float" office:value="89220" calcext:value-type="float">
            <text:p>89220</text:p>
          </table:table-cell>
          <table:table-cell office:value-type="float" office:value="0.0638881" calcext:value-type="float">
            <text:p>0.0638881</text:p>
          </table:table-cell>
          <table:table-cell office:value-type="float" office:value="0.506159" calcext:value-type="float">
            <text:p>0.5061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.5244" calcext:value-type="float">
            <text:p>84.5244</text:p>
          </table:table-cell>
          <table:table-cell office:value-type="float" office:value="85" calcext:value-type="float">
            <text:p>85</text:p>
          </table:table-cell>
          <table:table-cell office:value-type="float" office:value="14902" calcext:value-type="float">
            <text:p>14902</text:p>
          </table:table-cell>
          <table:table-cell office:value-type="float" office:value="89792" calcext:value-type="float">
            <text:p>89792</text:p>
          </table:table-cell>
          <table:table-cell office:value-type="float" office:value="0.0686732" calcext:value-type="float">
            <text:p>0.0686732</text:p>
          </table:table-cell>
          <table:table-cell office:value-type="float" office:value="0.468994" calcext:value-type="float">
            <text:p>0.4689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3.796" calcext:value-type="float">
            <text:p>483.796</text:p>
          </table:table-cell>
          <table:table-cell office:value-type="float" office:value="560" calcext:value-type="float">
            <text:p>560</text:p>
          </table:table-cell>
          <table:table-cell office:value-type="float" office:value="14152" calcext:value-type="float">
            <text:p>14152</text:p>
          </table:table-cell>
          <table:table-cell office:value-type="float" office:value="536062" calcext:value-type="float">
            <text:p>536062</text:p>
          </table:table-cell>
          <table:table-cell office:value-type="float" office:value="0.0628603" calcext:value-type="float">
            <text:p>0.0628603</text:p>
          </table:table-cell>
          <table:table-cell office:value-type="float" office:value="3.23096" calcext:value-type="float">
            <text:p>3.230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69.86" calcext:value-type="float">
            <text:p>1569.86</text:p>
          </table:table-cell>
          <table:table-cell office:value-type="float" office:value="3278" calcext:value-type="float">
            <text:p>3278</text:p>
          </table:table-cell>
          <table:table-cell office:value-type="float" office:value="13367" calcext:value-type="float">
            <text:p>13367</text:p>
          </table:table-cell>
          <table:table-cell office:value-type="float" office:value="2131265" calcext:value-type="float">
            <text:p>2131265</text:p>
          </table:table-cell>
          <table:table-cell office:value-type="float" office:value="0.0590841" calcext:value-type="float">
            <text:p>0.0590841</text:p>
          </table:table-cell>
          <table:table-cell office:value-type="float" office:value="12.4986" calcext:value-type="float">
            <text:p>12.49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07.68" calcext:value-type="float">
            <text:p>7007.68</text:p>
          </table:table-cell>
          <table:table-cell office:value-type="float" office:value="23589" calcext:value-type="float">
            <text:p>23589</text:p>
          </table:table-cell>
          <table:table-cell office:value-type="float" office:value="13401" calcext:value-type="float">
            <text:p>13401</text:p>
          </table:table-cell>
          <table:table-cell office:value-type="float" office:value="14943762" calcext:value-type="float">
            <text:p>14943762</text:p>
          </table:table-cell>
          <table:table-cell office:value-type="float" office:value="0.0594576" calcext:value-type="float">
            <text:p>0.0594576</text:p>
          </table:table-cell>
          <table:table-cell office:value-type="float" office:value="75.1505" calcext:value-type="float">
            <text:p>75.15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24" calcext:value-type="float">
            <text:p>7201.24</text:p>
          </table:table-cell>
          <table:table-cell office:value-type="float" office:value="11162" calcext:value-type="float">
            <text:p>11162</text:p>
          </table:table-cell>
          <table:table-cell office:value-type="float" office:value="22693" calcext:value-type="float">
            <text:p>22693</text:p>
          </table:table-cell>
          <table:table-cell office:value-type="float" office:value="5856575" calcext:value-type="float">
            <text:p>5856575</text:p>
          </table:table-cell>
          <table:table-cell office:value-type="float" office:value="0.107134" calcext:value-type="float">
            <text:p>0.107134</text:p>
          </table:table-cell>
          <table:table-cell office:value-type="float" office:value="32.0621" calcext:value-type="float">
            <text:p>32.06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1.17" calcext:value-type="float">
            <text:p>7201.17</text:p>
          </table:table-cell>
          <table:table-cell office:value-type="float" office:value="10218" calcext:value-type="float">
            <text:p>10218</text:p>
          </table:table-cell>
          <table:table-cell office:value-type="float" office:value="34169" calcext:value-type="float">
            <text:p>34169</text:p>
          </table:table-cell>
          <table:table-cell office:value-type="float" office:value="6097938" calcext:value-type="float">
            <text:p>6097938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33.8957" calcext:value-type="float">
            <text:p>33.89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2892" calcext:value-type="float">
            <text:p>2892</text:p>
          </table:table-cell>
          <table:table-cell office:value-type="float" office:value="71174" calcext:value-type="float">
            <text:p>71174</text:p>
          </table:table-cell>
          <table:table-cell office:value-type="float" office:value="2262027" calcext:value-type="float">
            <text:p>2262027</text:p>
          </table:table-cell>
          <table:table-cell office:value-type="float" office:value="0.336557" calcext:value-type="float">
            <text:p>0.336557</text:p>
          </table:table-cell>
          <table:table-cell office:value-type="float" office:value="12.7519" calcext:value-type="float">
            <text:p>12.75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2.86" calcext:value-type="float">
            <text:p>7202.86</text:p>
          </table:table-cell>
          <table:table-cell office:value-type="float" office:value="795790" calcext:value-type="float">
            <text:p>795790</text:p>
          </table:table-cell>
          <table:table-cell office:value-type="float" office:value="8145" calcext:value-type="float">
            <text:p>8145</text:p>
          </table:table-cell>
          <table:table-cell office:value-type="float" office:value="35453643" calcext:value-type="float">
            <text:p>35453643</text:p>
          </table:table-cell>
          <table:table-cell office:value-type="float" office:value="0.118089" calcext:value-type="float">
            <text:p>0.118089</text:p>
          </table:table-cell>
          <table:table-cell office:value-type="float" office:value="793.568" calcext:value-type="float">
            <text:p>793.5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7201.39" calcext:value-type="float">
            <text:p>7201.39</text:p>
          </table:table-cell>
          <table:table-cell office:value-type="float" office:value="119902" calcext:value-type="float">
            <text:p>119902</text:p>
          </table:table-cell>
          <table:table-cell office:value-type="float" office:value="13778" calcext:value-type="float">
            <text:p>13778</text:p>
          </table:table-cell>
          <table:table-cell office:value-type="float" office:value="17093741" calcext:value-type="float">
            <text:p>17093741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150.026" calcext:value-type="float">
            <text:p>150.0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21.63" calcext:value-type="float">
            <text:p>1121.63</text:p>
          </table:table-cell>
          <table:table-cell office:value-type="float" office:value="9290" calcext:value-type="float">
            <text:p>9290</text:p>
          </table:table-cell>
          <table:table-cell office:value-type="float" office:value="17486" calcext:value-type="float">
            <text:p>17486</text:p>
          </table:table-cell>
          <table:table-cell office:value-type="float" office:value="4788068" calcext:value-type="float">
            <text:p>4788068</text:p>
          </table:table-cell>
          <table:table-cell office:value-type="float" office:value="0.103513" calcext:value-type="float">
            <text:p>0.103513</text:p>
          </table:table-cell>
          <table:table-cell office:value-type="float" office:value="23.4341" calcext:value-type="float">
            <text:p>23.4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6.184" calcext:value-type="float">
            <text:p>656.184</text:p>
          </table:table-cell>
          <table:table-cell office:value-type="float" office:value="2456" calcext:value-type="float">
            <text:p>2456</text:p>
          </table:table-cell>
          <table:table-cell office:value-type="float" office:value="23389" calcext:value-type="float">
            <text:p>23389</text:p>
          </table:table-cell>
          <table:table-cell office:value-type="float" office:value="2206200" calcext:value-type="float">
            <text:p>2206200</text:p>
          </table:table-cell>
          <table:table-cell office:value-type="float" office:value="0.117017" calcext:value-type="float">
            <text:p>0.117017</text:p>
          </table:table-cell>
          <table:table-cell office:value-type="float" office:value="11.0809" calcext:value-type="float">
            <text:p>11.08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9.766" calcext:value-type="float">
            <text:p>169.766</text:p>
          </table:table-cell>
          <table:table-cell office:value-type="float" office:value="939" calcext:value-type="float">
            <text:p>939</text:p>
          </table:table-cell>
          <table:table-cell office:value-type="float" office:value="19919" calcext:value-type="float">
            <text:p>19919</text:p>
          </table:table-cell>
          <table:table-cell office:value-type="float" office:value="2150775" calcext:value-type="float">
            <text:p>2150775</text:p>
          </table:table-cell>
          <table:table-cell office:value-type="float" office:value="0.0933407" calcext:value-type="float">
            <text:p>0.0933407</text:p>
          </table:table-cell>
          <table:table-cell office:value-type="float" office:value="11.5999" calcext:value-type="float">
            <text:p>11.59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5.318" calcext:value-type="float">
            <text:p>635.318</text:p>
          </table:table-cell>
          <table:table-cell office:value-type="float" office:value="2315" calcext:value-type="float">
            <text:p>2315</text:p>
          </table:table-cell>
          <table:table-cell office:value-type="float" office:value="17623" calcext:value-type="float">
            <text:p>17623</text:p>
          </table:table-cell>
          <table:table-cell office:value-type="float" office:value="3093838" calcext:value-type="float">
            <text:p>3093838</text:p>
          </table:table-cell>
          <table:table-cell office:value-type="float" office:value="0.086728" calcext:value-type="float">
            <text:p>0.086728</text:p>
          </table:table-cell>
          <table:table-cell office:value-type="float" office:value="15.8905" calcext:value-type="float">
            <text:p>15.89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1.701" calcext:value-type="float">
            <text:p>271.701</text:p>
          </table:table-cell>
          <table:table-cell office:value-type="float" office:value="486" calcext:value-type="float">
            <text:p>486</text:p>
          </table:table-cell>
          <table:table-cell office:value-type="float" office:value="22877" calcext:value-type="float">
            <text:p>22877</text:p>
          </table:table-cell>
          <table:table-cell office:value-type="float" office:value="834471" calcext:value-type="float">
            <text:p>834471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4.83541" calcext:value-type="float">
            <text:p>4.835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77.92" calcext:value-type="float">
            <text:p>1777.92</text:p>
          </table:table-cell>
          <table:table-cell office:value-type="float" office:value="1284" calcext:value-type="float">
            <text:p>1284</text:p>
          </table:table-cell>
          <table:table-cell office:value-type="float" office:value="39428" calcext:value-type="float">
            <text:p>39428</text:p>
          </table:table-cell>
          <table:table-cell office:value-type="float" office:value="1729881" calcext:value-type="float">
            <text:p>1729881</text:p>
          </table:table-cell>
          <table:table-cell office:value-type="float" office:value="0.181106" calcext:value-type="float">
            <text:p>0.181106</text:p>
          </table:table-cell>
          <table:table-cell office:value-type="float" office:value="10.229" calcext:value-type="float">
            <text:p>10.2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5929" calcext:value-type="float">
            <text:p>5929</text:p>
          </table:table-cell>
          <table:table-cell office:value-type="float" office:value="31094" calcext:value-type="float">
            <text:p>31094</text:p>
          </table:table-cell>
          <table:table-cell office:value-type="float" office:value="9050987" calcext:value-type="float">
            <text:p>9050987</text:p>
          </table:table-cell>
          <table:table-cell office:value-type="float" office:value="0.145869" calcext:value-type="float">
            <text:p>0.145869</text:p>
          </table:table-cell>
          <table:table-cell office:value-type="float" office:value="50.8566" calcext:value-type="float">
            <text:p>50.85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.064" calcext:value-type="float">
            <text:p>221.064</text:p>
          </table:table-cell>
          <table:table-cell office:value-type="float" office:value="42" calcext:value-type="float">
            <text:p>42</text:p>
          </table:table-cell>
          <table:table-cell office:value-type="float" office:value="26271" calcext:value-type="float">
            <text:p>26271</text:p>
          </table:table-cell>
          <table:table-cell office:value-type="float" office:value="132983" calcext:value-type="float">
            <text:p>132983</text:p>
          </table:table-cell>
          <table:table-cell office:value-type="float" office:value="0.121537" calcext:value-type="float">
            <text:p>0.121537</text:p>
          </table:table-cell>
          <table:table-cell office:value-type="float" office:value="0.742115" calcext:value-type="float">
            <text:p>0.742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12" calcext:value-type="float">
            <text:p>12</text:p>
          </table:table-cell>
          <table:table-cell office:value-type="float" office:value="16093" calcext:value-type="float">
            <text:p>16093</text:p>
          </table:table-cell>
          <table:table-cell office:value-type="float" office:value="27765" calcext:value-type="float">
            <text:p>27765</text:p>
          </table:table-cell>
          <table:table-cell office:value-type="float" office:value="0.0788489" calcext:value-type="float">
            <text:p>0.0788489</text:p>
          </table:table-cell>
          <table:table-cell office:value-type="float" office:value="0.146565" calcext:value-type="float">
            <text:p>0.1465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6.118" calcext:value-type="float">
            <text:p>366.118</text:p>
          </table:table-cell>
          <table:table-cell office:value-type="float" office:value="211" calcext:value-type="float">
            <text:p>211</text:p>
          </table:table-cell>
          <table:table-cell office:value-type="float" office:value="20305" calcext:value-type="float">
            <text:p>20305</text:p>
          </table:table-cell>
          <table:table-cell office:value-type="float" office:value="298243" calcext:value-type="float">
            <text:p>298243</text:p>
          </table:table-cell>
          <table:table-cell office:value-type="float" office:value="0.0939944" calcext:value-type="float">
            <text:p>0.0939944</text:p>
          </table:table-cell>
          <table:table-cell office:value-type="float" office:value="1.7803" calcext:value-type="float">
            <text:p>1.7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1.97" calcext:value-type="float">
            <text:p>1731.97</text:p>
          </table:table-cell>
          <table:table-cell office:value-type="float" office:value="608" calcext:value-type="float">
            <text:p>608</text:p>
          </table:table-cell>
          <table:table-cell office:value-type="float" office:value="23285" calcext:value-type="float">
            <text:p>23285</text:p>
          </table:table-cell>
          <table:table-cell office:value-type="float" office:value="725624" calcext:value-type="float">
            <text:p>725624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4.45215" calcext:value-type="float">
            <text:p>4.45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75" calcext:value-type="float">
            <text:p>7200.75</text:p>
          </table:table-cell>
          <table:table-cell office:value-type="float" office:value="4245" calcext:value-type="float">
            <text:p>4245</text:p>
          </table:table-cell>
          <table:table-cell office:value-type="float" office:value="20653" calcext:value-type="float">
            <text:p>20653</text:p>
          </table:table-cell>
          <table:table-cell office:value-type="float" office:value="4891955" calcext:value-type="float">
            <text:p>4891955</text:p>
          </table:table-cell>
          <table:table-cell office:value-type="float" office:value="0.0980155" calcext:value-type="float">
            <text:p>0.0980155</text:p>
          </table:table-cell>
          <table:table-cell office:value-type="float" office:value="28.4891" calcext:value-type="float">
            <text:p>28.48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1.02" calcext:value-type="float">
            <text:p>7201.02</text:p>
          </table:table-cell>
          <table:table-cell office:value-type="float" office:value="4492" calcext:value-type="float">
            <text:p>4492</text:p>
          </table:table-cell>
          <table:table-cell office:value-type="float" office:value="27667" calcext:value-type="float">
            <text:p>27667</text:p>
          </table:table-cell>
          <table:table-cell office:value-type="float" office:value="7426658" calcext:value-type="float">
            <text:p>7426658</text:p>
          </table:table-cell>
          <table:table-cell office:value-type="float" office:value="0.119845" calcext:value-type="float">
            <text:p>0.119845</text:p>
          </table:table-cell>
          <table:table-cell office:value-type="float" office:value="40.7646" calcext:value-type="float">
            <text:p>40.76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2978" calcext:value-type="float">
            <text:p>2978</text:p>
          </table:table-cell>
          <table:table-cell office:value-type="float" office:value="38651" calcext:value-type="float">
            <text:p>38651</text:p>
          </table:table-cell>
          <table:table-cell office:value-type="float" office:value="2978208" calcext:value-type="float">
            <text:p>2978208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18.5349" calcext:value-type="float">
            <text:p>18.53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39" calcext:value-type="float">
            <text:p>2439</text:p>
          </table:table-cell>
          <table:table-cell office:value-type="float" office:value="50267" calcext:value-type="float">
            <text:p>50267</text:p>
          </table:table-cell>
          <table:table-cell office:value-type="float" office:value="3520791" calcext:value-type="float">
            <text:p>3520791</text:p>
          </table:table-cell>
          <table:table-cell office:value-type="float" office:value="0.228591" calcext:value-type="float">
            <text:p>0.228591</text:p>
          </table:table-cell>
          <table:table-cell office:value-type="float" office:value="21.3664" calcext:value-type="float">
            <text:p>21.3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987" calcext:value-type="float">
            <text:p>1987</text:p>
          </table:table-cell>
          <table:table-cell office:value-type="float" office:value="50223" calcext:value-type="float">
            <text:p>50223</text:p>
          </table:table-cell>
          <table:table-cell office:value-type="float" office:value="2143703" calcext:value-type="float">
            <text:p>2143703</text:p>
          </table:table-cell>
          <table:table-cell office:value-type="float" office:value="0.233716" calcext:value-type="float">
            <text:p>0.233716</text:p>
          </table:table-cell>
          <table:table-cell office:value-type="float" office:value="13.4194" calcext:value-type="float">
            <text:p>13.41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1876" calcext:value-type="float">
            <text:p>1876</text:p>
          </table:table-cell>
          <table:table-cell office:value-type="float" office:value="80436" calcext:value-type="float">
            <text:p>80436</text:p>
          </table:table-cell>
          <table:table-cell office:value-type="float" office:value="1898939" calcext:value-type="float">
            <text:p>1898939</text:p>
          </table:table-cell>
          <table:table-cell office:value-type="float" office:value="0.387439" calcext:value-type="float">
            <text:p>0.387439</text:p>
          </table:table-cell>
          <table:table-cell office:value-type="float" office:value="11.8901" calcext:value-type="float">
            <text:p>11.89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7200.51" calcext:value-type="float">
            <text:p>7200.51</text:p>
          </table:table-cell>
          <table:table-cell office:value-type="float" office:value="569457" calcext:value-type="float">
            <text:p>569457</text:p>
          </table:table-cell>
          <table:table-cell office:value-type="float" office:value="9436" calcext:value-type="float">
            <text:p>9436</text:p>
          </table:table-cell>
          <table:table-cell office:value-type="float" office:value="28947824" calcext:value-type="float">
            <text:p>28947824</text:p>
          </table:table-cell>
          <table:table-cell office:value-type="float" office:value="0.138211" calcext:value-type="float">
            <text:p>0.138211</text:p>
          </table:table-cell>
          <table:table-cell office:value-type="float" office:value="708.222" calcext:value-type="float">
            <text:p>708.2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2.4" calcext:value-type="float">
            <text:p>7202.4</text:p>
          </table:table-cell>
          <table:table-cell office:value-type="float" office:value="147072" calcext:value-type="float">
            <text:p>147072</text:p>
          </table:table-cell>
          <table:table-cell office:value-type="float" office:value="13443" calcext:value-type="float">
            <text:p>13443</text:p>
          </table:table-cell>
          <table:table-cell office:value-type="float" office:value="28616587" calcext:value-type="float">
            <text:p>28616587</text:p>
          </table:table-cell>
          <table:table-cell office:value-type="float" office:value="0.0975182" calcext:value-type="float">
            <text:p>0.0975182</text:p>
          </table:table-cell>
          <table:table-cell office:value-type="float" office:value="230.65" calcext:value-type="float">
            <text:p>230.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97.84" calcext:value-type="float">
            <text:p>4497.84</text:p>
          </table:table-cell>
          <table:table-cell office:value-type="float" office:value="24356" calcext:value-type="float">
            <text:p>24356</text:p>
          </table:table-cell>
          <table:table-cell office:value-type="float" office:value="30045" calcext:value-type="float">
            <text:p>30045</text:p>
          </table:table-cell>
          <table:table-cell office:value-type="float" office:value="6912095" calcext:value-type="float">
            <text:p>6912095</text:p>
          </table:table-cell>
          <table:table-cell office:value-type="float" office:value="0.184844" calcext:value-type="float">
            <text:p>0.184844</text:p>
          </table:table-cell>
          <table:table-cell office:value-type="float" office:value="43.0003" calcext:value-type="float">
            <text:p>43.00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7605" calcext:value-type="float">
            <text:p>7605</text:p>
          </table:table-cell>
          <table:table-cell office:value-type="float" office:value="28823" calcext:value-type="float">
            <text:p>28823</text:p>
          </table:table-cell>
          <table:table-cell office:value-type="float" office:value="7526443" calcext:value-type="float">
            <text:p>7526443</text:p>
          </table:table-cell>
          <table:table-cell office:value-type="float" office:value="0.144023" calcext:value-type="float">
            <text:p>0.144023</text:p>
          </table:table-cell>
          <table:table-cell office:value-type="float" office:value="37.2012" calcext:value-type="float">
            <text:p>37.20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81.08" calcext:value-type="float">
            <text:p>2781.08</text:p>
          </table:table-cell>
          <table:table-cell office:value-type="float" office:value="4745" calcext:value-type="float">
            <text:p>4745</text:p>
          </table:table-cell>
          <table:table-cell office:value-type="float" office:value="32514" calcext:value-type="float">
            <text:p>32514</text:p>
          </table:table-cell>
          <table:table-cell office:value-type="float" office:value="4991641" calcext:value-type="float">
            <text:p>4991641</text:p>
          </table:table-cell>
          <table:table-cell office:value-type="float" office:value="0.167735" calcext:value-type="float">
            <text:p>0.167735</text:p>
          </table:table-cell>
          <table:table-cell office:value-type="float" office:value="28.2168" calcext:value-type="float">
            <text:p>28.21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7.651" calcext:value-type="float">
            <text:p>717.651</text:p>
          </table:table-cell>
          <table:table-cell office:value-type="float" office:value="1135" calcext:value-type="float">
            <text:p>1135</text:p>
          </table:table-cell>
          <table:table-cell office:value-type="float" office:value="28798" calcext:value-type="float">
            <text:p>28798</text:p>
          </table:table-cell>
          <table:table-cell office:value-type="float" office:value="2318286" calcext:value-type="float">
            <text:p>2318286</text:p>
          </table:table-cell>
          <table:table-cell office:value-type="float" office:value="0.144844" calcext:value-type="float">
            <text:p>0.144844</text:p>
          </table:table-cell>
          <table:table-cell office:value-type="float" office:value="13.2042" calcext:value-type="float">
            <text:p>13.2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481.98" calcext:value-type="float">
            <text:p>4481.98</text:p>
          </table:table-cell>
          <table:table-cell office:value-type="float" office:value="7497" calcext:value-type="float">
            <text:p>7497</text:p>
          </table:table-cell>
          <table:table-cell office:value-type="float" office:value="18742" calcext:value-type="float">
            <text:p>18742</text:p>
          </table:table-cell>
          <table:table-cell office:value-type="float" office:value="10722440" calcext:value-type="float">
            <text:p>10722440</text:p>
          </table:table-cell>
          <table:table-cell office:value-type="float" office:value="0.0874958" calcext:value-type="float">
            <text:p>0.0874958</text:p>
          </table:table-cell>
          <table:table-cell office:value-type="float" office:value="57.7601" calcext:value-type="float">
            <text:p>57.76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2.345" calcext:value-type="float">
            <text:p>772.345</text:p>
          </table:table-cell>
          <table:table-cell office:value-type="float" office:value="740" calcext:value-type="float">
            <text:p>740</text:p>
          </table:table-cell>
          <table:table-cell office:value-type="float" office:value="26246" calcext:value-type="float">
            <text:p>26246</text:p>
          </table:table-cell>
          <table:table-cell office:value-type="float" office:value="1287643" calcext:value-type="float">
            <text:p>1287643</text:p>
          </table:table-cell>
          <table:table-cell office:value-type="float" office:value="0.124325" calcext:value-type="float">
            <text:p>0.124325</text:p>
          </table:table-cell>
          <table:table-cell office:value-type="float" office:value="7.82698" calcext:value-type="float">
            <text:p>7.82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5579" calcext:value-type="float">
            <text:p>5579</text:p>
          </table:table-cell>
          <table:table-cell office:value-type="float" office:value="29023" calcext:value-type="float">
            <text:p>29023</text:p>
          </table:table-cell>
          <table:table-cell office:value-type="float" office:value="10618074" calcext:value-type="float">
            <text:p>10618074</text:p>
          </table:table-cell>
          <table:table-cell office:value-type="float" office:value="0.12934" calcext:value-type="float">
            <text:p>0.12934</text:p>
          </table:table-cell>
          <table:table-cell office:value-type="float" office:value="57.4392" calcext:value-type="float">
            <text:p>57.43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5570" calcext:value-type="float">
            <text:p>5570</text:p>
          </table:table-cell>
          <table:table-cell office:value-type="float" office:value="22555" calcext:value-type="float">
            <text:p>22555</text:p>
          </table:table-cell>
          <table:table-cell office:value-type="float" office:value="11039084" calcext:value-type="float">
            <text:p>11039084</text:p>
          </table:table-cell>
          <table:table-cell office:value-type="float" office:value="0.10921" calcext:value-type="float">
            <text:p>0.10921</text:p>
          </table:table-cell>
          <table:table-cell office:value-type="float" office:value="60.3275" calcext:value-type="float">
            <text:p>60.3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2.258" calcext:value-type="float">
            <text:p>432.258</text:p>
          </table:table-cell>
          <table:table-cell office:value-type="float" office:value="215" calcext:value-type="float">
            <text:p>215</text:p>
          </table:table-cell>
          <table:table-cell office:value-type="float" office:value="32489" calcext:value-type="float">
            <text:p>32489</text:p>
          </table:table-cell>
          <table:table-cell office:value-type="float" office:value="484123" calcext:value-type="float">
            <text:p>484123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3.11291" calcext:value-type="float">
            <text:p>3.112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7.191" calcext:value-type="float">
            <text:p>567.191</text:p>
          </table:table-cell>
          <table:table-cell office:value-type="float" office:value="47" calcext:value-type="float">
            <text:p>47</text:p>
          </table:table-cell>
          <table:table-cell office:value-type="float" office:value="28044" calcext:value-type="float">
            <text:p>28044</text:p>
          </table:table-cell>
          <table:table-cell office:value-type="float" office:value="139492" calcext:value-type="float">
            <text:p>139492</text:p>
          </table:table-cell>
          <table:table-cell office:value-type="float" office:value="0.122567" calcext:value-type="float">
            <text:p>0.122567</text:p>
          </table:table-cell>
          <table:table-cell office:value-type="float" office:value="0.771452" calcext:value-type="float">
            <text:p>0.771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0.568" calcext:value-type="float">
            <text:p>310.568</text:p>
          </table:table-cell>
          <table:table-cell office:value-type="float" office:value="130" calcext:value-type="float">
            <text:p>130</text:p>
          </table:table-cell>
          <table:table-cell office:value-type="float" office:value="22445" calcext:value-type="float">
            <text:p>22445</text:p>
          </table:table-cell>
          <table:table-cell office:value-type="float" office:value="222772" calcext:value-type="float">
            <text:p>222772</text:p>
          </table:table-cell>
          <table:table-cell office:value-type="float" office:value="0.104794" calcext:value-type="float">
            <text:p>0.104794</text:p>
          </table:table-cell>
          <table:table-cell office:value-type="float" office:value="1.36107" calcext:value-type="float">
            <text:p>1.361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86.69" calcext:value-type="float">
            <text:p>1486.69</text:p>
          </table:table-cell>
          <table:table-cell office:value-type="float" office:value="172" calcext:value-type="float">
            <text:p>172</text:p>
          </table:table-cell>
          <table:table-cell office:value-type="float" office:value="33745" calcext:value-type="float">
            <text:p>33745</text:p>
          </table:table-cell>
          <table:table-cell office:value-type="float" office:value="239886" calcext:value-type="float">
            <text:p>239886</text:p>
          </table:table-cell>
          <table:table-cell office:value-type="float" office:value="0.149038" calcext:value-type="float">
            <text:p>0.149038</text:p>
          </table:table-cell>
          <table:table-cell office:value-type="float" office:value="1.33399" calcext:value-type="float">
            <text:p>1.333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1.22" calcext:value-type="float">
            <text:p>7201.22</text:p>
          </table:table-cell>
          <table:table-cell office:value-type="float" office:value="3218" calcext:value-type="float">
            <text:p>3218</text:p>
          </table:table-cell>
          <table:table-cell office:value-type="float" office:value="37753" calcext:value-type="float">
            <text:p>37753</text:p>
          </table:table-cell>
          <table:table-cell office:value-type="float" office:value="5333224" calcext:value-type="float">
            <text:p>5333224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29.1908" calcext:value-type="float">
            <text:p>29.19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761" calcext:value-type="float">
            <text:p>761</text:p>
          </table:table-cell>
          <table:table-cell office:value-type="float" office:value="40844" calcext:value-type="float">
            <text:p>40844</text:p>
          </table:table-cell>
          <table:table-cell office:value-type="float" office:value="1115001" calcext:value-type="float">
            <text:p>1115001</text:p>
          </table:table-cell>
          <table:table-cell office:value-type="float" office:value="0.186889" calcext:value-type="float">
            <text:p>0.186889</text:p>
          </table:table-cell>
          <table:table-cell office:value-type="float" office:value="7.14042" calcext:value-type="float">
            <text:p>7.14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1174" calcext:value-type="float">
            <text:p>1174</text:p>
          </table:table-cell>
          <table:table-cell office:value-type="float" office:value="37497" calcext:value-type="float">
            <text:p>37497</text:p>
          </table:table-cell>
          <table:table-cell office:value-type="float" office:value="1912841" calcext:value-type="float">
            <text:p>1912841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12.3962" calcext:value-type="float">
            <text:p>12.39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1607" calcext:value-type="float">
            <text:p>1607</text:p>
          </table:table-cell>
          <table:table-cell office:value-type="float" office:value="36635" calcext:value-type="float">
            <text:p>36635</text:p>
          </table:table-cell>
          <table:table-cell office:value-type="float" office:value="2865134" calcext:value-type="float">
            <text:p>2865134</text:p>
          </table:table-cell>
          <table:table-cell office:value-type="float" office:value="0.163075" calcext:value-type="float">
            <text:p>0.163075</text:p>
          </table:table-cell>
          <table:table-cell office:value-type="float" office:value="17.8287" calcext:value-type="float">
            <text:p>17.82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839" calcext:value-type="float">
            <text:p>839</text:p>
          </table:table-cell>
          <table:table-cell office:value-type="float" office:value="55515" calcext:value-type="float">
            <text:p>55515</text:p>
          </table:table-cell>
          <table:table-cell office:value-type="float" office:value="1455535" calcext:value-type="float">
            <text:p>1455535</text:p>
          </table:table-cell>
          <table:table-cell office:value-type="float" office:value="0.273563" calcext:value-type="float">
            <text:p>0.273563</text:p>
          </table:table-cell>
          <table:table-cell office:value-type="float" office:value="9.17882" calcext:value-type="float">
            <text:p>9.17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1316" calcext:value-type="float">
            <text:p>1316</text:p>
          </table:table-cell>
          <table:table-cell office:value-type="float" office:value="59239" calcext:value-type="float">
            <text:p>59239</text:p>
          </table:table-cell>
          <table:table-cell office:value-type="float" office:value="2279561" calcext:value-type="float">
            <text:p>2279561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14.4964" calcext:value-type="float">
            <text:p>14.49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688" calcext:value-type="float">
            <text:p>688</text:p>
          </table:table-cell>
          <table:table-cell office:value-type="float" office:value="92181" calcext:value-type="float">
            <text:p>92181</text:p>
          </table:table-cell>
          <table:table-cell office:value-type="float" office:value="1133152" calcext:value-type="float">
            <text:p>1133152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7.19189" calcext:value-type="float">
            <text:p>7.1918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45234" calcext:value-type="float">
            <text:p>0.145234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0.00347975" calcext:value-type="float">
            <text:p>0.00347975</text:p>
          </table:table-cell>
          <table:table-cell office:value-type="float" office:value="0.0037645" calcext:value-type="float">
            <text:p>0.003764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2196" calcext:value-type="float">
            <text:p>0.152196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float" office:value="552" calcext:value-type="float">
            <text:p>552</text:p>
          </table:table-cell>
          <table:table-cell office:value-type="float" office:value="0.00459106" calcext:value-type="float">
            <text:p>0.00459106</text:p>
          </table:table-cell>
          <table:table-cell office:value-type="float" office:value="0.00329146" calcext:value-type="float">
            <text:p>0.003291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02851" calcext:value-type="float">
            <text:p>0.07028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1" calcext:value-type="float">
            <text:p>211</text:p>
          </table:table-cell>
          <table:table-cell office:value-type="float" office:value="0.00371471" calcext:value-type="float">
            <text:p>0.00371471</text:p>
          </table:table-cell>
          <table:table-cell office:value-type="float" office:value="0.00114153" calcext:value-type="float">
            <text:p>0.001141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13" calcext:value-type="float">
            <text:p>513</text:p>
          </table:table-cell>
          <table:table-cell office:value-type="float" office:value="0.00491757" calcext:value-type="float">
            <text:p>0.00491757</text:p>
          </table:table-cell>
          <table:table-cell office:value-type="float" office:value="0.00298663" calcext:value-type="float">
            <text:p>0.002986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66878" calcext:value-type="float">
            <text:p>0.0566878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81" calcext:value-type="float">
            <text:p>181</text:p>
          </table:table-cell>
          <table:table-cell office:value-type="float" office:value="0.00474767" calcext:value-type="float">
            <text:p>0.00474767</text:p>
          </table:table-cell>
          <table:table-cell office:value-type="float" office:value="0.000961752" calcext:value-type="float">
            <text:p>0.00096175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7588" calcext:value-type="float">
            <text:p>0.107588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502" calcext:value-type="float">
            <text:p>502</text:p>
          </table:table-cell>
          <table:table-cell office:value-type="float" office:value="0.00371128" calcext:value-type="float">
            <text:p>0.00371128</text:p>
          </table:table-cell>
          <table:table-cell office:value-type="float" office:value="0.00432316" calcext:value-type="float">
            <text:p>0.0043231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67" calcext:value-type="float">
            <text:p>0.1267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684" calcext:value-type="float">
            <text:p>684</text:p>
          </table:table-cell>
          <table:table-cell office:value-type="float" office:value="0.00688465" calcext:value-type="float">
            <text:p>0.00688465</text:p>
          </table:table-cell>
          <table:table-cell office:value-type="float" office:value="0.00429895" calcext:value-type="float">
            <text:p>0.004298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621" calcext:value-type="float">
            <text:p>0.212621</text:p>
          </table:table-cell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941" calcext:value-type="float">
            <text:p>941</text:p>
          </table:table-cell>
          <table:table-cell office:value-type="float" office:value="0.00381101" calcext:value-type="float">
            <text:p>0.00381101</text:p>
          </table:table-cell>
          <table:table-cell office:value-type="float" office:value="0.00404656" calcext:value-type="float">
            <text:p>0.004046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3416" calcext:value-type="float">
            <text:p>0.123416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468" calcext:value-type="float">
            <text:p>468</text:p>
          </table:table-cell>
          <table:table-cell office:value-type="float" office:value="0.00509638" calcext:value-type="float">
            <text:p>0.00509638</text:p>
          </table:table-cell>
          <table:table-cell office:value-type="float" office:value="0.00205391" calcext:value-type="float">
            <text:p>0.00205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9012" calcext:value-type="float">
            <text:p>0.229012</text:p>
          </table:table-cell>
          <table:table-cell office:value-type="float" office:value="15" calcext:value-type="float">
            <text:p>15</text:p>
          </table:table-cell>
          <table:table-cell office:value-type="float" office:value="2485" calcext:value-type="float">
            <text:p>2485</text:p>
          </table:table-cell>
          <table:table-cell office:value-type="float" office:value="2068" calcext:value-type="float">
            <text:p>2068</text:p>
          </table:table-cell>
          <table:table-cell office:value-type="float" office:value="0.00991086" calcext:value-type="float">
            <text:p>0.00991086</text:p>
          </table:table-cell>
          <table:table-cell office:value-type="float" office:value="0.00786436" calcext:value-type="float">
            <text:p>0.00786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254" calcext:value-type="float">
            <text:p>0.16254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358" calcext:value-type="float">
            <text:p>358</text:p>
          </table:table-cell>
          <table:table-cell office:value-type="float" office:value="0.0057237" calcext:value-type="float">
            <text:p>0.0057237</text:p>
          </table:table-cell>
          <table:table-cell office:value-type="float" office:value="0.00266607" calcext:value-type="float">
            <text:p>0.0026660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3942" calcext:value-type="float">
            <text:p>0.293942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958" calcext:value-type="float">
            <text:p>958</text:p>
          </table:table-cell>
          <table:table-cell office:value-type="float" office:value="0.00640513" calcext:value-type="float">
            <text:p>0.00640513</text:p>
          </table:table-cell>
          <table:table-cell office:value-type="float" office:value="0.00420151" calcext:value-type="float">
            <text:p>0.004201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74081" calcext:value-type="float">
            <text:p>0.0874081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float" office:value="0.00462887" calcext:value-type="float">
            <text:p>0.00462887</text:p>
          </table:table-cell>
          <table:table-cell office:value-type="float" office:value="0.00134881" calcext:value-type="float">
            <text:p>0.001348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0863" calcext:value-type="float">
            <text:p>0.120863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278" calcext:value-type="float">
            <text:p>278</text:p>
          </table:table-cell>
          <table:table-cell office:value-type="float" office:value="0.00722066" calcext:value-type="float">
            <text:p>0.00722066</text:p>
          </table:table-cell>
          <table:table-cell office:value-type="float" office:value="0.00148868" calcext:value-type="float">
            <text:p>0.001488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89289" calcext:value-type="float">
            <text:p>0.0789289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269" calcext:value-type="float">
            <text:p>269</text:p>
          </table:table-cell>
          <table:table-cell office:value-type="float" office:value="0.00634384" calcext:value-type="float">
            <text:p>0.00634384</text:p>
          </table:table-cell>
          <table:table-cell office:value-type="float" office:value="0.00143498" calcext:value-type="float">
            <text:p>0.0014349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265" calcext:value-type="float">
            <text:p>265</text:p>
          </table:table-cell>
          <table:table-cell office:value-type="float" office:value="0.00881976" calcext:value-type="float">
            <text:p>0.00881976</text:p>
          </table:table-cell>
          <table:table-cell office:value-type="float" office:value="0.00156155" calcext:value-type="float">
            <text:p>0.001561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1371" calcext:value-type="float">
            <text:p>0.341371</text:p>
          </table:table-cell>
          <table:table-cell office:value-type="float" office:value="98" calcext:value-type="float">
            <text:p>98</text:p>
          </table:table-cell>
          <table:table-cell office:value-type="float" office:value="1329" calcext:value-type="float">
            <text:p>1329</text:p>
          </table:table-cell>
          <table:table-cell office:value-type="float" office:value="2106" calcext:value-type="float">
            <text:p>2106</text:p>
          </table:table-cell>
          <table:table-cell office:value-type="float" office:value="0.0115409" calcext:value-type="float">
            <text:p>0.0115409</text:p>
          </table:table-cell>
          <table:table-cell office:value-type="float" office:value="0.019566" calcext:value-type="float">
            <text:p>0.01956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71332" calcext:value-type="float">
            <text:p>0.471332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  <table:table-cell office:value-type="float" office:value="3738" calcext:value-type="float">
            <text:p>3738</text:p>
          </table:table-cell>
          <table:table-cell office:value-type="float" office:value="0.0117883" calcext:value-type="float">
            <text:p>0.0117883</text:p>
          </table:table-cell>
          <table:table-cell office:value-type="float" office:value="0.0210521" calcext:value-type="float">
            <text:p>0.02105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4632" calcext:value-type="float">
            <text:p>0.574632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5416" calcext:value-type="float">
            <text:p>15416</text:p>
          </table:table-cell>
          <table:table-cell office:value-type="float" office:value="0.0121761" calcext:value-type="float">
            <text:p>0.0121761</text:p>
          </table:table-cell>
          <table:table-cell office:value-type="float" office:value="0.0685935" calcext:value-type="float">
            <text:p>0.06859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2743" calcext:value-type="float">
            <text:p>0.382743</text:p>
          </table:table-cell>
          <table:table-cell office:value-type="float" office:value="30" calcext:value-type="float">
            <text:p>30</text:p>
          </table:table-cell>
          <table:table-cell office:value-type="float" office:value="1692" calcext:value-type="float">
            <text:p>1692</text:p>
          </table:table-cell>
          <table:table-cell office:value-type="float" office:value="7012" calcext:value-type="float">
            <text:p>7012</text:p>
          </table:table-cell>
          <table:table-cell office:value-type="float" office:value="0.00806393" calcext:value-type="float">
            <text:p>0.00806393</text:p>
          </table:table-cell>
          <table:table-cell office:value-type="float" office:value="0.0298299" calcext:value-type="float">
            <text:p>0.029829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235" calcext:value-type="float">
            <text:p>0.134235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8" calcext:value-type="float">
            <text:p>468</text:p>
          </table:table-cell>
          <table:table-cell office:value-type="float" office:value="0.00856983" calcext:value-type="float">
            <text:p>0.00856983</text:p>
          </table:table-cell>
          <table:table-cell office:value-type="float" office:value="0.00240059" calcext:value-type="float">
            <text:p>0.0024005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92222" calcext:value-type="float">
            <text:p>0.692222</text:p>
          </table:table-cell>
          <table:table-cell office:value-type="float" office:value="24" calcext:value-type="float">
            <text:p>24</text:p>
          </table:table-cell>
          <table:table-cell office:value-type="float" office:value="3878" calcext:value-type="float">
            <text:p>3878</text:p>
          </table:table-cell>
          <table:table-cell office:value-type="float" office:value="4276" calcext:value-type="float">
            <text:p>4276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0201951" calcext:value-type="float">
            <text:p>0.02019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1303" calcext:value-type="float">
            <text:p>0.631303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  <table:table-cell office:value-type="float" office:value="4040" calcext:value-type="float">
            <text:p>4040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191944" calcext:value-type="float">
            <text:p>0.019194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70" calcext:value-type="float">
            <text:p>70</text:p>
          </table:table-cell>
          <table:table-cell office:value-type="float" office:value="3836" calcext:value-type="float">
            <text:p>3836</text:p>
          </table:table-cell>
          <table:table-cell office:value-type="float" office:value="8427" calcext:value-type="float">
            <text:p>8427</text:p>
          </table:table-cell>
          <table:table-cell office:value-type="float" office:value="0.0191899" calcext:value-type="float">
            <text:p>0.0191899</text:p>
          </table:table-cell>
          <table:table-cell office:value-type="float" office:value="0.0425977" calcext:value-type="float">
            <text:p>0.042597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27" calcext:value-type="float">
            <text:p>27</text:p>
          </table:table-cell>
          <table:table-cell office:value-type="float" office:value="1199" calcext:value-type="float">
            <text:p>1199</text:p>
          </table:table-cell>
          <table:table-cell office:value-type="float" office:value="979" calcext:value-type="float">
            <text:p>979</text:p>
          </table:table-cell>
          <table:table-cell office:value-type="float" office:value="0.00892408" calcext:value-type="float">
            <text:p>0.00892408</text:p>
          </table:table-cell>
          <table:table-cell office:value-type="float" office:value="0.00937321" calcext:value-type="float">
            <text:p>0.009373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7678" calcext:value-type="float">
            <text:p>0.77678</text:p>
          </table:table-cell>
          <table:table-cell office:value-type="float" office:value="126" calcext:value-type="float">
            <text:p>126</text:p>
          </table:table-cell>
          <table:table-cell office:value-type="float" office:value="2119" calcext:value-type="float">
            <text:p>2119</text:p>
          </table:table-cell>
          <table:table-cell office:value-type="float" office:value="9670" calcext:value-type="float">
            <text:p>9670</text:p>
          </table:table-cell>
          <table:table-cell office:value-type="float" office:value="0.0121958" calcext:value-type="float">
            <text:p>0.0121958</text:p>
          </table:table-cell>
          <table:table-cell office:value-type="float" office:value="0.0532929" calcext:value-type="float">
            <text:p>0.0532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254" calcext:value-type="float">
            <text:p>0.53254</text:p>
          </table:table-cell>
          <table:table-cell office:value-type="float" office:value="39" calcext:value-type="float">
            <text:p>39</text:p>
          </table:table-cell>
          <table:table-cell office:value-type="float" office:value="2591" calcext:value-type="float">
            <text:p>2591</text:p>
          </table:table-cell>
          <table:table-cell office:value-type="float" office:value="9571" calcext:value-type="float">
            <text:p>9571</text:p>
          </table:table-cell>
          <table:table-cell office:value-type="float" office:value="0.0132062" calcext:value-type="float">
            <text:p>0.0132062</text:p>
          </table:table-cell>
          <table:table-cell office:value-type="float" office:value="0.0431546" calcext:value-type="float">
            <text:p>0.04315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02613" calcext:value-type="float">
            <text:p>0.402613</text:p>
          </table:table-cell>
          <table:table-cell office:value-type="float" office:value="79" calcext:value-type="float">
            <text:p>79</text:p>
          </table:table-cell>
          <table:table-cell office:value-type="float" office:value="2102" calcext:value-type="float">
            <text:p>2102</text:p>
          </table:table-cell>
          <table:table-cell office:value-type="float" office:value="15802" calcext:value-type="float">
            <text:p>15802</text:p>
          </table:table-cell>
          <table:table-cell office:value-type="float" office:value="0.0116412" calcext:value-type="float">
            <text:p>0.0116412</text:p>
          </table:table-cell>
          <table:table-cell office:value-type="float" office:value="0.0756391" calcext:value-type="float">
            <text:p>0.0756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51" calcext:value-type="float">
            <text:p>51</text:p>
          </table:table-cell>
          <table:table-cell office:value-type="float" office:value="5538" calcext:value-type="float">
            <text:p>5538</text:p>
          </table:table-cell>
          <table:table-cell office:value-type="float" office:value="11959" calcext:value-type="float">
            <text:p>11959</text:p>
          </table:table-cell>
          <table:table-cell office:value-type="float" office:value="0.0235535" calcext:value-type="float">
            <text:p>0.0235535</text:p>
          </table:table-cell>
          <table:table-cell office:value-type="float" office:value="0.0614262" calcext:value-type="float">
            <text:p>0.06142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3656" calcext:value-type="float">
            <text:p>0.173656</text:p>
          </table:table-cell>
          <table:table-cell office:value-type="float" office:value="3" calcext:value-type="float">
            <text:p>3</text:p>
          </table:table-cell>
          <table:table-cell office:value-type="float" office:value="1935" calcext:value-type="float">
            <text:p>1935</text:p>
          </table:table-cell>
          <table:table-cell office:value-type="float" office:value="1814" calcext:value-type="float">
            <text:p>1814</text:p>
          </table:table-cell>
          <table:table-cell office:value-type="float" office:value="0.0138804" calcext:value-type="float">
            <text:p>0.0138804</text:p>
          </table:table-cell>
          <table:table-cell office:value-type="float" office:value="0.0139929" calcext:value-type="float">
            <text:p>0.0139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4808" calcext:value-type="float">
            <text:p>0.144808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38" calcext:value-type="float">
            <text:p>2038</text:p>
          </table:table-cell>
          <table:table-cell office:value-type="float" office:value="0.0126363" calcext:value-type="float">
            <text:p>0.0126363</text:p>
          </table:table-cell>
          <table:table-cell office:value-type="float" office:value="0.0147829" calcext:value-type="float">
            <text:p>0.01478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7481" calcext:value-type="float">
            <text:p>0.237481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347" calcext:value-type="float">
            <text:p>2347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15718" calcext:value-type="float">
            <text:p>0.01571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8735" calcext:value-type="float">
            <text:p>0.818735</text:p>
          </table:table-cell>
          <table:table-cell office:value-type="float" office:value="50" calcext:value-type="float">
            <text:p>50</text:p>
          </table:table-cell>
          <table:table-cell office:value-type="float" office:value="3893" calcext:value-type="float">
            <text:p>3893</text:p>
          </table:table-cell>
          <table:table-cell office:value-type="float" office:value="5314" calcext:value-type="float">
            <text:p>5314</text:p>
          </table:table-cell>
          <table:table-cell office:value-type="float" office:value="0.0187646" calcext:value-type="float">
            <text:p>0.0187646</text:p>
          </table:table-cell>
          <table:table-cell office:value-type="float" office:value="0.029562" calcext:value-type="float">
            <text:p>0.0295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85261" calcext:value-type="float">
            <text:p>0.385261</text:p>
          </table:table-cell>
          <table:table-cell office:value-type="float" office:value="206" calcext:value-type="float">
            <text:p>206</text:p>
          </table:table-cell>
          <table:table-cell office:value-type="float" office:value="1662" calcext:value-type="float">
            <text:p>1662</text:p>
          </table:table-cell>
          <table:table-cell office:value-type="float" office:value="6770" calcext:value-type="float">
            <text:p>6770</text:p>
          </table:table-cell>
          <table:table-cell office:value-type="float" office:value="0.0145744" calcext:value-type="float">
            <text:p>0.0145744</text:p>
          </table:table-cell>
          <table:table-cell office:value-type="float" office:value="0.0563688" calcext:value-type="float">
            <text:p>0.056368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334" calcext:value-type="float">
            <text:p>334</text:p>
          </table:table-cell>
          <table:table-cell office:value-type="float" office:value="3205" calcext:value-type="float">
            <text:p>3205</text:p>
          </table:table-cell>
          <table:table-cell office:value-type="float" office:value="31705" calcext:value-type="float">
            <text:p>31705</text:p>
          </table:table-cell>
          <table:table-cell office:value-type="float" office:value="0.0178628" calcext:value-type="float">
            <text:p>0.0178628</text:p>
          </table:table-cell>
          <table:table-cell office:value-type="float" office:value="0.156404" calcext:value-type="float">
            <text:p>0.15640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63731" calcext:value-type="float">
            <text:p>0.663731</text:p>
          </table:table-cell>
          <table:table-cell office:value-type="float" office:value="27" calcext:value-type="float">
            <text:p>27</text:p>
          </table:table-cell>
          <table:table-cell office:value-type="float" office:value="2853" calcext:value-type="float">
            <text:p>2853</text:p>
          </table:table-cell>
          <table:table-cell office:value-type="float" office:value="12952" calcext:value-type="float">
            <text:p>12952</text:p>
          </table:table-cell>
          <table:table-cell office:value-type="float" office:value="0.0147117" calcext:value-type="float">
            <text:p>0.0147117</text:p>
          </table:table-cell>
          <table:table-cell office:value-type="float" office:value="0.0559103" calcext:value-type="float">
            <text:p>0.055910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55" calcext:value-type="float">
            <text:p>55</text:p>
          </table:table-cell>
          <table:table-cell office:value-type="float" office:value="2533" calcext:value-type="float">
            <text:p>2533</text:p>
          </table:table-cell>
          <table:table-cell office:value-type="float" office:value="17289" calcext:value-type="float">
            <text:p>17289</text:p>
          </table:table-cell>
          <table:table-cell office:value-type="float" office:value="0.0130357" calcext:value-type="float">
            <text:p>0.0130357</text:p>
          </table:table-cell>
          <table:table-cell office:value-type="float" office:value="0.0738347" calcext:value-type="float">
            <text:p>0.07383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78642" calcext:value-type="float">
            <text:p>0.778642</text:p>
          </table:table-cell>
          <table:table-cell office:value-type="float" office:value="62" calcext:value-type="float">
            <text:p>62</text:p>
          </table:table-cell>
          <table:table-cell office:value-type="float" office:value="4746" calcext:value-type="float">
            <text:p>4746</text:p>
          </table:table-cell>
          <table:table-cell office:value-type="float" office:value="12262" calcext:value-type="float">
            <text:p>12262</text:p>
          </table:table-cell>
          <table:table-cell office:value-type="float" office:value="0.0189177" calcext:value-type="float">
            <text:p>0.0189177</text:p>
          </table:table-cell>
          <table:table-cell office:value-type="float" office:value="0.0580849" calcext:value-type="float">
            <text:p>0.05808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6919" calcext:value-type="float">
            <text:p>0.326919</text:p>
          </table:table-cell>
          <table:table-cell office:value-type="float" office:value="7" calcext:value-type="float">
            <text:p>7</text:p>
          </table:table-cell>
          <table:table-cell office:value-type="float" office:value="3419" calcext:value-type="float">
            <text:p>3419</text:p>
          </table:table-cell>
          <table:table-cell office:value-type="float" office:value="2875" calcext:value-type="float">
            <text:p>2875</text:p>
          </table:table-cell>
          <table:table-cell office:value-type="float" office:value="0.0157582" calcext:value-type="float">
            <text:p>0.0157582</text:p>
          </table:table-cell>
          <table:table-cell office:value-type="float" office:value="0.0160079" calcext:value-type="float">
            <text:p>0.016007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94448" calcext:value-type="float">
            <text:p>0.594448</text:p>
          </table:table-cell>
          <table:table-cell office:value-type="float" office:value="14" calcext:value-type="float">
            <text:p>14</text:p>
          </table:table-cell>
          <table:table-cell office:value-type="float" office:value="5226" calcext:value-type="float">
            <text:p>5226</text:p>
          </table:table-cell>
          <table:table-cell office:value-type="float" office:value="3780" calcext:value-type="float">
            <text:p>3780</text:p>
          </table:table-cell>
          <table:table-cell office:value-type="float" office:value="0.023249" calcext:value-type="float">
            <text:p>0.023249</text:p>
          </table:table-cell>
          <table:table-cell office:value-type="float" office:value="0.0201033" calcext:value-type="float">
            <text:p>0.02010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7544" calcext:value-type="float">
            <text:p>0.437544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4339" calcext:value-type="float">
            <text:p>4339</text:p>
          </table:table-cell>
          <table:table-cell office:value-type="float" office:value="0.0189745" calcext:value-type="float">
            <text:p>0.0189745</text:p>
          </table:table-cell>
          <table:table-cell office:value-type="float" office:value="0.019384" calcext:value-type="float">
            <text:p>0.01938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00847" calcext:value-type="float">
            <text:p>0.600847</text:p>
          </table:table-cell>
          <table:table-cell office:value-type="float" office:value="19" calcext:value-type="float">
            <text:p>19</text:p>
          </table:table-cell>
          <table:table-cell office:value-type="float" office:value="3840" calcext:value-type="float">
            <text:p>3840</text:p>
          </table:table-cell>
          <table:table-cell office:value-type="float" office:value="4614" calcext:value-type="float">
            <text:p>4614</text:p>
          </table:table-cell>
          <table:table-cell office:value-type="float" office:value="0.0193134" calcext:value-type="float">
            <text:p>0.0193134</text:p>
          </table:table-cell>
          <table:table-cell office:value-type="float" office:value="0.0211436" calcext:value-type="float">
            <text:p>0.0211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7268" calcext:value-type="float">
            <text:p>1.07268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9643" calcext:value-type="float">
            <text:p>9643</text:p>
          </table:table-cell>
          <table:table-cell office:value-type="float" office:value="0.0253015" calcext:value-type="float">
            <text:p>0.0253015</text:p>
          </table:table-cell>
          <table:table-cell office:value-type="float" office:value="0.0445749" calcext:value-type="float">
            <text:p>0.04457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834230" calcext:value-type="float">
            <text:p>1834230</text:p>
          </table:table-cell>
          <table:table-cell office:value-type="float" office:value="976" calcext:value-type="float">
            <text:p>976</text:p>
          </table:table-cell>
          <table:table-cell office:value-type="float" office:value="23919783" calcext:value-type="float">
            <text:p>23919783</text:p>
          </table:table-cell>
          <table:table-cell office:value-type="float" office:value="0.00589526" calcext:value-type="float">
            <text:p>0.00589526</text:p>
          </table:table-cell>
          <table:table-cell office:value-type="float" office:value="248.418" calcext:value-type="float">
            <text:p>248.4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93613" calcext:value-type="float">
            <text:p>3.93613</text:p>
          </table:table-cell>
          <table:table-cell office:value-type="float" office:value="1098" calcext:value-type="float">
            <text:p>1098</text:p>
          </table:table-cell>
          <table:table-cell office:value-type="float" office:value="1865" calcext:value-type="float">
            <text:p>1865</text:p>
          </table:table-cell>
          <table:table-cell office:value-type="float" office:value="150185" calcext:value-type="float">
            <text:p>150185</text:p>
          </table:table-cell>
          <table:table-cell office:value-type="float" office:value="0.00991966" calcext:value-type="float">
            <text:p>0.00991966</text:p>
          </table:table-cell>
          <table:table-cell office:value-type="float" office:value="0.593634" calcext:value-type="float">
            <text:p>0.5936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2577" calcext:value-type="float">
            <text:p>3.82577</text:p>
          </table:table-cell>
          <table:table-cell office:value-type="float" office:value="762" calcext:value-type="float">
            <text:p>762</text:p>
          </table:table-cell>
          <table:table-cell office:value-type="float" office:value="3343" calcext:value-type="float">
            <text:p>3343</text:p>
          </table:table-cell>
          <table:table-cell office:value-type="float" office:value="112182" calcext:value-type="float">
            <text:p>112182</text:p>
          </table:table-cell>
          <table:table-cell office:value-type="float" office:value="0.0138987" calcext:value-type="float">
            <text:p>0.0138987</text:p>
          </table:table-cell>
          <table:table-cell office:value-type="float" office:value="0.454434" calcext:value-type="float">
            <text:p>0.4544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7083" calcext:value-type="float">
            <text:p>0.537083</text:p>
          </table:table-cell>
          <table:table-cell office:value-type="float" office:value="13" calcext:value-type="float">
            <text:p>13</text:p>
          </table:table-cell>
          <table:table-cell office:value-type="float" office:value="2346" calcext:value-type="float">
            <text:p>2346</text:p>
          </table:table-cell>
          <table:table-cell office:value-type="float" office:value="7634" calcext:value-type="float">
            <text:p>7634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271366" calcext:value-type="float">
            <text:p>0.02713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95" calcext:value-type="float">
            <text:p>95</text:p>
          </table:table-cell>
          <table:table-cell office:value-type="float" office:value="2156" calcext:value-type="float">
            <text:p>2156</text:p>
          </table:table-cell>
          <table:table-cell office:value-type="float" office:value="20669" calcext:value-type="float">
            <text:p>20669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810675" calcext:value-type="float">
            <text:p>0.0810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8972" calcext:value-type="float">
            <text:p>22.8972</text:p>
          </table:table-cell>
          <table:table-cell office:value-type="float" office:value="4461" calcext:value-type="float">
            <text:p>4461</text:p>
          </table:table-cell>
          <table:table-cell office:value-type="float" office:value="2445" calcext:value-type="float">
            <text:p>2445</text:p>
          </table:table-cell>
          <table:table-cell office:value-type="float" office:value="870956" calcext:value-type="float">
            <text:p>870956</text:p>
          </table:table-cell>
          <table:table-cell office:value-type="float" office:value="0.0107214" calcext:value-type="float">
            <text:p>0.0107214</text:p>
          </table:table-cell>
          <table:table-cell office:value-type="float" office:value="3.55846" calcext:value-type="float">
            <text:p>3.558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1.707" calcext:value-type="float">
            <text:p>501.707</text:p>
          </table:table-cell>
          <table:table-cell office:value-type="float" office:value="76881" calcext:value-type="float">
            <text:p>76881</text:p>
          </table:table-cell>
          <table:table-cell office:value-type="float" office:value="5529" calcext:value-type="float">
            <text:p>5529</text:p>
          </table:table-cell>
          <table:table-cell office:value-type="float" office:value="11159070" calcext:value-type="float">
            <text:p>11159070</text:p>
          </table:table-cell>
          <table:table-cell office:value-type="float" office:value="0.0223313" calcext:value-type="float">
            <text:p>0.0223313</text:p>
          </table:table-cell>
          <table:table-cell office:value-type="float" office:value="48.2172" calcext:value-type="float">
            <text:p>48.21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3216830" calcext:value-type="float">
            <text:p>3216830</text:p>
          </table:table-cell>
          <table:table-cell office:value-type="float" office:value="4331" calcext:value-type="float">
            <text:p>4331</text:p>
          </table:table-cell>
          <table:table-cell office:value-type="float" office:value="76766268" calcext:value-type="float">
            <text:p>76766268</text:p>
          </table:table-cell>
          <table:table-cell office:value-type="float" office:value="0.0344214" calcext:value-type="float">
            <text:p>0.0344214</text:p>
          </table:table-cell>
          <table:table-cell office:value-type="float" office:value="745.818" calcext:value-type="float">
            <text:p>745.8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75763" calcext:value-type="float">
            <text:p>1.75763</text:p>
          </table:table-cell>
          <table:table-cell office:value-type="float" office:value="198" calcext:value-type="float">
            <text:p>198</text:p>
          </table:table-cell>
          <table:table-cell office:value-type="float" office:value="1851" calcext:value-type="float">
            <text:p>1851</text:p>
          </table:table-cell>
          <table:table-cell office:value-type="float" office:value="80177" calcext:value-type="float">
            <text:p>80177</text:p>
          </table:table-cell>
          <table:table-cell office:value-type="float" office:value="0.0138732" calcext:value-type="float">
            <text:p>0.0138732</text:p>
          </table:table-cell>
          <table:table-cell office:value-type="float" office:value="0.279817" calcext:value-type="float">
            <text:p>0.2798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401" calcext:value-type="float">
            <text:p>11.5401</text:p>
          </table:table-cell>
          <table:table-cell office:value-type="float" office:value="1303" calcext:value-type="float">
            <text:p>1303</text:p>
          </table:table-cell>
          <table:table-cell office:value-type="float" office:value="3072" calcext:value-type="float">
            <text:p>3072</text:p>
          </table:table-cell>
          <table:table-cell office:value-type="float" office:value="408534" calcext:value-type="float">
            <text:p>408534</text:p>
          </table:table-cell>
          <table:table-cell office:value-type="float" office:value="0.0110662" calcext:value-type="float">
            <text:p>0.0110662</text:p>
          </table:table-cell>
          <table:table-cell office:value-type="float" office:value="1.52905" calcext:value-type="float">
            <text:p>1.529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27859" calcext:value-type="float">
            <text:p>5.27859</text:p>
          </table:table-cell>
          <table:table-cell office:value-type="float" office:value="141" calcext:value-type="float">
            <text:p>141</text:p>
          </table:table-cell>
          <table:table-cell office:value-type="float" office:value="3941" calcext:value-type="float">
            <text:p>3941</text:p>
          </table:table-cell>
          <table:table-cell office:value-type="float" office:value="53499" calcext:value-type="float">
            <text:p>53499</text:p>
          </table:table-cell>
          <table:table-cell office:value-type="float" office:value="0.0177977" calcext:value-type="float">
            <text:p>0.0177977</text:p>
          </table:table-cell>
          <table:table-cell office:value-type="float" office:value="0.208618" calcext:value-type="float">
            <text:p>0.2086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0726" calcext:value-type="float">
            <text:p>1.10726</text:p>
          </table:table-cell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office:value-type="float" office:value="11180" calcext:value-type="float">
            <text:p>11180</text:p>
          </table:table-cell>
          <table:table-cell office:value-type="float" office:value="0.0196708" calcext:value-type="float">
            <text:p>0.0196708</text:p>
          </table:table-cell>
          <table:table-cell office:value-type="float" office:value="0.046406" calcext:value-type="float">
            <text:p>0.0464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3168" calcext:value-type="float">
            <text:p>5.53168</text:p>
          </table:table-cell>
          <table:table-cell office:value-type="float" office:value="129" calcext:value-type="float">
            <text:p>129</text:p>
          </table:table-cell>
          <table:table-cell office:value-type="float" office:value="4194" calcext:value-type="float">
            <text:p>4194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89055" calcext:value-type="float">
            <text:p>0.0189055</text:p>
          </table:table-cell>
          <table:table-cell office:value-type="float" office:value="0.167579" calcext:value-type="float">
            <text:p>0.1675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.5175" calcext:value-type="float">
            <text:p>61.5175</text:p>
          </table:table-cell>
          <table:table-cell office:value-type="float" office:value="4145" calcext:value-type="float">
            <text:p>4145</text:p>
          </table:table-cell>
          <table:table-cell office:value-type="float" office:value="4863" calcext:value-type="float">
            <text:p>4863</text:p>
          </table:table-cell>
          <table:table-cell office:value-type="float" office:value="1303957" calcext:value-type="float">
            <text:p>1303957</text:p>
          </table:table-cell>
          <table:table-cell office:value-type="float" office:value="0.0215826" calcext:value-type="float">
            <text:p>0.0215826</text:p>
          </table:table-cell>
          <table:table-cell office:value-type="float" office:value="5.55746" calcext:value-type="float">
            <text:p>5.557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8.54" calcext:value-type="float">
            <text:p>1468.54</text:p>
          </table:table-cell>
          <table:table-cell office:value-type="float" office:value="96794" calcext:value-type="float">
            <text:p>96794</text:p>
          </table:table-cell>
          <table:table-cell office:value-type="float" office:value="5135" calcext:value-type="float">
            <text:p>5135</text:p>
          </table:table-cell>
          <table:table-cell office:value-type="float" office:value="27017556" calcext:value-type="float">
            <text:p>27017556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105.587" calcext:value-type="float">
            <text:p>105.5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2213" calcext:value-type="float">
            <text:p>242213</text:p>
          </table:table-cell>
          <table:table-cell office:value-type="float" office:value="10123" calcext:value-type="float">
            <text:p>10123</text:p>
          </table:table-cell>
          <table:table-cell office:value-type="float" office:value="68562400" calcext:value-type="float">
            <text:p>68562400</text:p>
          </table:table-cell>
          <table:table-cell office:value-type="float" office:value="0.0396768" calcext:value-type="float">
            <text:p>0.0396768</text:p>
          </table:table-cell>
          <table:table-cell office:value-type="float" office:value="280.903" calcext:value-type="float">
            <text:p>280.9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2541260" calcext:value-type="float">
            <text:p>2541260</text:p>
          </table:table-cell>
          <table:table-cell office:value-type="float" office:value="3642" calcext:value-type="float">
            <text:p>3642</text:p>
          </table:table-cell>
          <table:table-cell office:value-type="float" office:value="107088183" calcext:value-type="float">
            <text:p>107088183</text:p>
          </table:table-cell>
          <table:table-cell office:value-type="float" office:value="0.0440905" calcext:value-type="float">
            <text:p>0.0440905</text:p>
          </table:table-cell>
          <table:table-cell office:value-type="float" office:value="1010.73" calcext:value-type="float">
            <text:p>1010.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315555" calcext:value-type="float">
            <text:p>315555</text:p>
          </table:table-cell>
          <table:table-cell office:value-type="float" office:value="9100" calcext:value-type="float">
            <text:p>9100</text:p>
          </table:table-cell>
          <table:table-cell office:value-type="float" office:value="28241081" calcext:value-type="float">
            <text:p>28241081</text:p>
          </table:table-cell>
          <table:table-cell office:value-type="float" office:value="0.0534402" calcext:value-type="float">
            <text:p>0.0534402</text:p>
          </table:table-cell>
          <table:table-cell office:value-type="float" office:value="171.201" calcext:value-type="float">
            <text:p>171.2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.7549" calcext:value-type="float">
            <text:p>94.7549</text:p>
          </table:table-cell>
          <table:table-cell office:value-type="float" office:value="3044" calcext:value-type="float">
            <text:p>3044</text:p>
          </table:table-cell>
          <table:table-cell office:value-type="float" office:value="11637" calcext:value-type="float">
            <text:p>11637</text:p>
          </table:table-cell>
          <table:table-cell office:value-type="float" office:value="912273" calcext:value-type="float">
            <text:p>912273</text:p>
          </table:table-cell>
          <table:table-cell office:value-type="float" office:value="0.0573821" calcext:value-type="float">
            <text:p>0.0573821</text:p>
          </table:table-cell>
          <table:table-cell office:value-type="float" office:value="3.77927" calcext:value-type="float">
            <text:p>3.779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2080" calcext:value-type="float">
            <text:p>2080</text:p>
          </table:table-cell>
          <table:table-cell office:value-type="float" office:value="8933" calcext:value-type="float">
            <text:p>8933</text:p>
          </table:table-cell>
          <table:table-cell office:value-type="float" office:value="579963" calcext:value-type="float">
            <text:p>579963</text:p>
          </table:table-cell>
          <table:table-cell office:value-type="float" office:value="0.0388434" calcext:value-type="float">
            <text:p>0.0388434</text:p>
          </table:table-cell>
          <table:table-cell office:value-type="float" office:value="2.68476" calcext:value-type="float">
            <text:p>2.6847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1.1781" calcext:value-type="float">
            <text:p>81.1781</text:p>
          </table:table-cell>
          <table:table-cell office:value-type="float" office:value="1489" calcext:value-type="float">
            <text:p>1489</text:p>
          </table:table-cell>
          <table:table-cell office:value-type="float" office:value="8902" calcext:value-type="float">
            <text:p>8902</text:p>
          </table:table-cell>
          <table:table-cell office:value-type="float" office:value="744609" calcext:value-type="float">
            <text:p>744609</text:p>
          </table:table-cell>
          <table:table-cell office:value-type="float" office:value="0.0359007" calcext:value-type="float">
            <text:p>0.0359007</text:p>
          </table:table-cell>
          <table:table-cell office:value-type="float" office:value="3.21212" calcext:value-type="float">
            <text:p>3.212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7496" calcext:value-type="float">
            <text:p>2.7496</text:p>
          </table:table-cell>
          <table:table-cell office:value-type="float" office:value="15" calcext:value-type="float">
            <text:p>15</text:p>
          </table:table-cell>
          <table:table-cell office:value-type="float" office:value="5967" calcext:value-type="float">
            <text:p>5967</text:p>
          </table:table-cell>
          <table:table-cell office:value-type="float" office:value="19455" calcext:value-type="float">
            <text:p>19455</text:p>
          </table:table-cell>
          <table:table-cell office:value-type="float" office:value="0.0247893" calcext:value-type="float">
            <text:p>0.0247893</text:p>
          </table:table-cell>
          <table:table-cell office:value-type="float" office:value="0.0730599" calcext:value-type="float">
            <text:p>0.07305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.0104" calcext:value-type="float">
            <text:p>32.0104</text:p>
          </table:table-cell>
          <table:table-cell office:value-type="float" office:value="107" calcext:value-type="float">
            <text:p>107</text:p>
          </table:table-cell>
          <table:table-cell office:value-type="float" office:value="6676" calcext:value-type="float">
            <text:p>6676</text:p>
          </table:table-cell>
          <table:table-cell office:value-type="float" office:value="67348" calcext:value-type="float">
            <text:p>67348</text:p>
          </table:table-cell>
          <table:table-cell office:value-type="float" office:value="0.0335023" calcext:value-type="float">
            <text:p>0.0335023</text:p>
          </table:table-cell>
          <table:table-cell office:value-type="float" office:value="0.326654" calcext:value-type="float">
            <text:p>0.3266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6.161" calcext:value-type="float">
            <text:p>406.161</text:p>
          </table:table-cell>
          <table:table-cell office:value-type="float" office:value="12479" calcext:value-type="float">
            <text:p>12479</text:p>
          </table:table-cell>
          <table:table-cell office:value-type="float" office:value="6725" calcext:value-type="float">
            <text:p>6725</text:p>
          </table:table-cell>
          <table:table-cell office:value-type="float" office:value="6172981" calcext:value-type="float">
            <text:p>6172981</text:p>
          </table:table-cell>
          <table:table-cell office:value-type="float" office:value="0.0312541" calcext:value-type="float">
            <text:p>0.0312541</text:p>
          </table:table-cell>
          <table:table-cell office:value-type="float" office:value="25.3365" calcext:value-type="float">
            <text:p>25.33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1.37" calcext:value-type="float">
            <text:p>6851.37</text:p>
          </table:table-cell>
          <table:table-cell office:value-type="float" office:value="129907" calcext:value-type="float">
            <text:p>129907</text:p>
          </table:table-cell>
          <table:table-cell office:value-type="float" office:value="7544" calcext:value-type="float">
            <text:p>7544</text:p>
          </table:table-cell>
          <table:table-cell office:value-type="float" office:value="48238766" calcext:value-type="float">
            <text:p>48238766</text:p>
          </table:table-cell>
          <table:table-cell office:value-type="float" office:value="0.034465" calcext:value-type="float">
            <text:p>0.034465</text:p>
          </table:table-cell>
          <table:table-cell office:value-type="float" office:value="190.329" calcext:value-type="float">
            <text:p>190.3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1.71" calcext:value-type="float">
            <text:p>7201.71</text:p>
          </table:table-cell>
          <table:table-cell office:value-type="float" office:value="104318" calcext:value-type="float">
            <text:p>104318</text:p>
          </table:table-cell>
          <table:table-cell office:value-type="float" office:value="9315" calcext:value-type="float">
            <text:p>9315</text:p>
          </table:table-cell>
          <table:table-cell office:value-type="float" office:value="54120017" calcext:value-type="float">
            <text:p>54120017</text:p>
          </table:table-cell>
          <table:table-cell office:value-type="float" office:value="0.0415481" calcext:value-type="float">
            <text:p>0.0415481</text:p>
          </table:table-cell>
          <table:table-cell office:value-type="float" office:value="215.7" calcext:value-type="float">
            <text:p>215.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4497" calcext:value-type="float">
            <text:p>4497</text:p>
          </table:table-cell>
          <table:table-cell office:value-type="float" office:value="19404" calcext:value-type="float">
            <text:p>19404</text:p>
          </table:table-cell>
          <table:table-cell office:value-type="float" office:value="1578416" calcext:value-type="float">
            <text:p>1578416</text:p>
          </table:table-cell>
          <table:table-cell office:value-type="float" office:value="0.0805546" calcext:value-type="float">
            <text:p>0.0805546</text:p>
          </table:table-cell>
          <table:table-cell office:value-type="float" office:value="8.43597" calcext:value-type="float">
            <text:p>8.435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7201.64" calcext:value-type="float">
            <text:p>7201.64</text:p>
          </table:table-cell>
          <table:table-cell office:value-type="float" office:value="1552700" calcext:value-type="float">
            <text:p>1552700</text:p>
          </table:table-cell>
          <table:table-cell office:value-type="float" office:value="4962" calcext:value-type="float">
            <text:p>4962</text:p>
          </table:table-cell>
          <table:table-cell office:value-type="float" office:value="68557508" calcext:value-type="float">
            <text:p>68557508</text:p>
          </table:table-cell>
          <table:table-cell office:value-type="float" office:value="0.0566031" calcext:value-type="float">
            <text:p>0.0566031</text:p>
          </table:table-cell>
          <table:table-cell office:value-type="float" office:value="821.908" calcext:value-type="float">
            <text:p>821.9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7201.06" calcext:value-type="float">
            <text:p>7201.06</text:p>
          </table:table-cell>
          <table:table-cell office:value-type="float" office:value="244528" calcext:value-type="float">
            <text:p>244528</text:p>
          </table:table-cell>
          <table:table-cell office:value-type="float" office:value="11778" calcext:value-type="float">
            <text:p>11778</text:p>
          </table:table-cell>
          <table:table-cell office:value-type="float" office:value="26980026" calcext:value-type="float">
            <text:p>26980026</text:p>
          </table:table-cell>
          <table:table-cell office:value-type="float" office:value="0.0804395" calcext:value-type="float">
            <text:p>0.0804395</text:p>
          </table:table-cell>
          <table:table-cell office:value-type="float" office:value="177.656" calcext:value-type="float">
            <text:p>177.6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95.436" calcext:value-type="float">
            <text:p>695.436</text:p>
          </table:table-cell>
          <table:table-cell office:value-type="float" office:value="4637" calcext:value-type="float">
            <text:p>4637</text:p>
          </table:table-cell>
          <table:table-cell office:value-type="float" office:value="20040" calcext:value-type="float">
            <text:p>20040</text:p>
          </table:table-cell>
          <table:table-cell office:value-type="float" office:value="1642559" calcext:value-type="float">
            <text:p>1642559</text:p>
          </table:table-cell>
          <table:table-cell office:value-type="float" office:value="0.109079" calcext:value-type="float">
            <text:p>0.109079</text:p>
          </table:table-cell>
          <table:table-cell office:value-type="float" office:value="7.87223" calcext:value-type="float">
            <text:p>7.87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52" calcext:value-type="float">
            <text:p>7201.52</text:p>
          </table:table-cell>
          <table:table-cell office:value-type="float" office:value="80583" calcext:value-type="float">
            <text:p>80583</text:p>
          </table:table-cell>
          <table:table-cell office:value-type="float" office:value="21794" calcext:value-type="float">
            <text:p>21794</text:p>
          </table:table-cell>
          <table:table-cell office:value-type="float" office:value="33358597" calcext:value-type="float">
            <text:p>33358597</text:p>
          </table:table-cell>
          <table:table-cell office:value-type="float" office:value="0.104171" calcext:value-type="float">
            <text:p>0.104171</text:p>
          </table:table-cell>
          <table:table-cell office:value-type="float" office:value="133.582" calcext:value-type="float">
            <text:p>133.58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8.649" calcext:value-type="float">
            <text:p>148.649</text:p>
          </table:table-cell>
          <table:table-cell office:value-type="float" office:value="875" calcext:value-type="float">
            <text:p>875</text:p>
          </table:table-cell>
          <table:table-cell office:value-type="float" office:value="11848" calcext:value-type="float">
            <text:p>11848</text:p>
          </table:table-cell>
          <table:table-cell office:value-type="float" office:value="466714" calcext:value-type="float">
            <text:p>466714</text:p>
          </table:table-cell>
          <table:table-cell office:value-type="float" office:value="0.0530775" calcext:value-type="float">
            <text:p>0.0530775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20.35" calcext:value-type="float">
            <text:p>1220.35</text:p>
          </table:table-cell>
          <table:table-cell office:value-type="float" office:value="17937" calcext:value-type="float">
            <text:p>17937</text:p>
          </table:table-cell>
          <table:table-cell office:value-type="float" office:value="7111" calcext:value-type="float">
            <text:p>7111</text:p>
          </table:table-cell>
          <table:table-cell office:value-type="float" office:value="10598978" calcext:value-type="float">
            <text:p>10598978</text:p>
          </table:table-cell>
          <table:table-cell office:value-type="float" office:value="0.0372068" calcext:value-type="float">
            <text:p>0.0372068</text:p>
          </table:table-cell>
          <table:table-cell office:value-type="float" office:value="43.2183" calcext:value-type="float">
            <text:p>43.21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51" calcext:value-type="float">
            <text:p>51</text:p>
          </table:table-cell>
          <table:table-cell office:value-type="float" office:value="8558" calcext:value-type="float">
            <text:p>8558</text:p>
          </table:table-cell>
          <table:table-cell office:value-type="float" office:value="82528" calcext:value-type="float">
            <text:p>82528</text:p>
          </table:table-cell>
          <table:table-cell office:value-type="float" office:value="0.0435927" calcext:value-type="float">
            <text:p>0.0435927</text:p>
          </table:table-cell>
          <table:table-cell office:value-type="float" office:value="0.427334" calcext:value-type="float">
            <text:p>0.4273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.5027" calcext:value-type="float">
            <text:p>46.5027</text:p>
          </table:table-cell>
          <table:table-cell office:value-type="float" office:value="149" calcext:value-type="float">
            <text:p>149</text:p>
          </table:table-cell>
          <table:table-cell office:value-type="float" office:value="9780" calcext:value-type="float">
            <text:p>9780</text:p>
          </table:table-cell>
          <table:table-cell office:value-type="float" office:value="88809" calcext:value-type="float">
            <text:p>88809</text:p>
          </table:table-cell>
          <table:table-cell office:value-type="float" office:value="0.0402097" calcext:value-type="float">
            <text:p>0.0402097</text:p>
          </table:table-cell>
          <table:table-cell office:value-type="float" office:value="0.447867" calcext:value-type="float">
            <text:p>0.4478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4.596" calcext:value-type="float">
            <text:p>744.596</text:p>
          </table:table-cell>
          <table:table-cell office:value-type="float" office:value="7308" calcext:value-type="float">
            <text:p>7308</text:p>
          </table:table-cell>
          <table:table-cell office:value-type="float" office:value="10329" calcext:value-type="float">
            <text:p>10329</text:p>
          </table:table-cell>
          <table:table-cell office:value-type="float" office:value="4585174" calcext:value-type="float">
            <text:p>4585174</text:p>
          </table:table-cell>
          <table:table-cell office:value-type="float" office:value="0.047334" calcext:value-type="float">
            <text:p>0.047334</text:p>
          </table:table-cell>
          <table:table-cell office:value-type="float" office:value="19.7581" calcext:value-type="float">
            <text:p>19.75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3.2" calcext:value-type="float">
            <text:p>7203.2</text:p>
          </table:table-cell>
          <table:table-cell office:value-type="float" office:value="46342" calcext:value-type="float">
            <text:p>46342</text:p>
          </table:table-cell>
          <table:table-cell office:value-type="float" office:value="14225" calcext:value-type="float">
            <text:p>14225</text:p>
          </table:table-cell>
          <table:table-cell office:value-type="float" office:value="34512459" calcext:value-type="float">
            <text:p>34512459</text:p>
          </table:table-cell>
          <table:table-cell office:value-type="float" office:value="0.0672254" calcext:value-type="float">
            <text:p>0.0672254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3.53" calcext:value-type="float">
            <text:p>7203.53</text:p>
          </table:table-cell>
          <table:table-cell office:value-type="float" office:value="71330" calcext:value-type="float">
            <text:p>71330</text:p>
          </table:table-cell>
          <table:table-cell office:value-type="float" office:value="8319" calcext:value-type="float">
            <text:p>8319</text:p>
          </table:table-cell>
          <table:table-cell office:value-type="float" office:value="58453012" calcext:value-type="float">
            <text:p>58453012</text:p>
          </table:table-cell>
          <table:table-cell office:value-type="float" office:value="0.0384633" calcext:value-type="float">
            <text:p>0.0384633</text:p>
          </table:table-cell>
          <table:table-cell office:value-type="float" office:value="227.727" calcext:value-type="float">
            <text:p>227.7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29290" calcext:value-type="float">
            <text:p>29290</text:p>
          </table:table-cell>
          <table:table-cell office:value-type="float" office:value="16415" calcext:value-type="float">
            <text:p>16415</text:p>
          </table:table-cell>
          <table:table-cell office:value-type="float" office:value="21567309" calcext:value-type="float">
            <text:p>21567309</text:p>
          </table:table-cell>
          <table:table-cell office:value-type="float" office:value="0.0775415" calcext:value-type="float">
            <text:p>0.0775415</text:p>
          </table:table-cell>
          <table:table-cell office:value-type="float" office:value="91.322" calcext:value-type="float">
            <text:p>91.3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9227" calcext:value-type="float">
            <text:p>9227</text:p>
          </table:table-cell>
          <table:table-cell office:value-type="float" office:value="34225" calcext:value-type="float">
            <text:p>34225</text:p>
          </table:table-cell>
          <table:table-cell office:value-type="float" office:value="5583046" calcext:value-type="float">
            <text:p>5583046</text:p>
          </table:table-cell>
          <table:table-cell office:value-type="float" office:value="0.145885" calcext:value-type="float">
            <text:p>0.145885</text:p>
          </table:table-cell>
          <table:table-cell office:value-type="float" office:value="25.6638" calcext:value-type="float">
            <text:p>25.66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765501" calcext:value-type="float">
            <text:p>765501</text:p>
          </table:table-cell>
          <table:table-cell office:value-type="float" office:value="7303" calcext:value-type="float">
            <text:p>7303</text:p>
          </table:table-cell>
          <table:table-cell office:value-type="float" office:value="34115072" calcext:value-type="float">
            <text:p>34115072</text:p>
          </table:table-cell>
          <table:table-cell office:value-type="float" office:value="0.0759509" calcext:value-type="float">
            <text:p>0.0759509</text:p>
          </table:table-cell>
          <table:table-cell office:value-type="float" office:value="532.758" calcext:value-type="float">
            <text:p>532.7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88" calcext:value-type="float">
            <text:p>7200.88</text:p>
          </table:table-cell>
          <table:table-cell office:value-type="float" office:value="128683" calcext:value-type="float">
            <text:p>128683</text:p>
          </table:table-cell>
          <table:table-cell office:value-type="float" office:value="18328" calcext:value-type="float">
            <text:p>18328</text:p>
          </table:table-cell>
          <table:table-cell office:value-type="float" office:value="16926001" calcext:value-type="float">
            <text:p>16926001</text:p>
          </table:table-cell>
          <table:table-cell office:value-type="float" office:value="0.123415" calcext:value-type="float">
            <text:p>0.123415</text:p>
          </table:table-cell>
          <table:table-cell office:value-type="float" office:value="124.034" calcext:value-type="float">
            <text:p>124.0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202.59" calcext:value-type="float">
            <text:p>7202.59</text:p>
          </table:table-cell>
          <table:table-cell office:value-type="float" office:value="38250" calcext:value-type="float">
            <text:p>38250</text:p>
          </table:table-cell>
          <table:table-cell office:value-type="float" office:value="21423" calcext:value-type="float">
            <text:p>21423</text:p>
          </table:table-cell>
          <table:table-cell office:value-type="float" office:value="13166335" calcext:value-type="float">
            <text:p>13166335</text:p>
          </table:table-cell>
          <table:table-cell office:value-type="float" office:value="0.134611" calcext:value-type="float">
            <text:p>0.134611</text:p>
          </table:table-cell>
          <table:table-cell office:value-type="float" office:value="65.254" calcext:value-type="float">
            <text:p>65.2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9791" calcext:value-type="float">
            <text:p>9791</text:p>
          </table:table-cell>
          <table:table-cell office:value-type="float" office:value="36175" calcext:value-type="float">
            <text:p>36175</text:p>
          </table:table-cell>
          <table:table-cell office:value-type="float" office:value="4423760" calcext:value-type="float">
            <text:p>4423760</text:p>
          </table:table-cell>
          <table:table-cell office:value-type="float" office:value="0.173269" calcext:value-type="float">
            <text:p>0.173269</text:p>
          </table:table-cell>
          <table:table-cell office:value-type="float" office:value="23.7664" calcext:value-type="float">
            <text:p>23.766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78" calcext:value-type="float">
            <text:p>7200.78</text:p>
          </table:table-cell>
          <table:table-cell office:value-type="float" office:value="6903" calcext:value-type="float">
            <text:p>6903</text:p>
          </table:table-cell>
          <table:table-cell office:value-type="float" office:value="32078" calcext:value-type="float">
            <text:p>32078</text:p>
          </table:table-cell>
          <table:table-cell office:value-type="float" office:value="4942170" calcext:value-type="float">
            <text:p>4942170</text:p>
          </table:table-cell>
          <table:table-cell office:value-type="float" office:value="0.153702" calcext:value-type="float">
            <text:p>0.153702</text:p>
          </table:table-cell>
          <table:table-cell office:value-type="float" office:value="25.2026" calcext:value-type="float">
            <text:p>25.20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7200.6" calcext:value-type="float">
            <text:p>7200.6</text:p>
          </table:table-cell>
          <table:table-cell office:value-type="float" office:value="6851" calcext:value-type="float">
            <text:p>6851</text:p>
          </table:table-cell>
          <table:table-cell office:value-type="float" office:value="37744" calcext:value-type="float">
            <text:p>37744</text:p>
          </table:table-cell>
          <table:table-cell office:value-type="float" office:value="5511682" calcext:value-type="float">
            <text:p>5511682</text:p>
          </table:table-cell>
          <table:table-cell office:value-type="float" office:value="0.187489" calcext:value-type="float">
            <text:p>0.187489</text:p>
          </table:table-cell>
          <table:table-cell office:value-type="float" office:value="24.9765" calcext:value-type="float">
            <text:p>24.97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2.13" calcext:value-type="float">
            <text:p>7202.13</text:p>
          </table:table-cell>
          <table:table-cell office:value-type="float" office:value="21000" calcext:value-type="float">
            <text:p>21000</text:p>
          </table:table-cell>
          <table:table-cell office:value-type="float" office:value="13577" calcext:value-type="float">
            <text:p>13577</text:p>
          </table:table-cell>
          <table:table-cell office:value-type="float" office:value="14256621" calcext:value-type="float">
            <text:p>14256621</text:p>
          </table:table-cell>
          <table:table-cell office:value-type="float" office:value="0.0608859" calcext:value-type="float">
            <text:p>0.0608859</text:p>
          </table:table-cell>
          <table:table-cell office:value-type="float" office:value="63.101" calcext:value-type="float">
            <text:p>63.1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.8585" calcext:value-type="float">
            <text:p>86.8585</text:p>
          </table:table-cell>
          <table:table-cell office:value-type="float" office:value="106" calcext:value-type="float">
            <text:p>106</text:p>
          </table:table-cell>
          <table:table-cell office:value-type="float" office:value="10772" calcext:value-type="float">
            <text:p>10772</text:p>
          </table:table-cell>
          <table:table-cell office:value-type="float" office:value="218150" calcext:value-type="float">
            <text:p>218150</text:p>
          </table:table-cell>
          <table:table-cell office:value-type="float" office:value="0.048272" calcext:value-type="float">
            <text:p>0.048272</text:p>
          </table:table-cell>
          <table:table-cell office:value-type="float" office:value="0.991293" calcext:value-type="float">
            <text:p>0.9912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3.004" calcext:value-type="float">
            <text:p>353.004</text:p>
          </table:table-cell>
          <table:table-cell office:value-type="float" office:value="623" calcext:value-type="float">
            <text:p>623</text:p>
          </table:table-cell>
          <table:table-cell office:value-type="float" office:value="16805" calcext:value-type="float">
            <text:p>16805</text:p>
          </table:table-cell>
          <table:table-cell office:value-type="float" office:value="548483" calcext:value-type="float">
            <text:p>548483</text:p>
          </table:table-cell>
          <table:table-cell office:value-type="float" office:value="0.0776437" calcext:value-type="float">
            <text:p>0.0776437</text:p>
          </table:table-cell>
          <table:table-cell office:value-type="float" office:value="2.83569" calcext:value-type="float">
            <text:p>2.835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87.59" calcext:value-type="float">
            <text:p>3987.59</text:p>
          </table:table-cell>
          <table:table-cell office:value-type="float" office:value="3373" calcext:value-type="float">
            <text:p>3373</text:p>
          </table:table-cell>
          <table:table-cell office:value-type="float" office:value="16486" calcext:value-type="float">
            <text:p>16486</text:p>
          </table:table-cell>
          <table:table-cell office:value-type="float" office:value="2125721" calcext:value-type="float">
            <text:p>2125721</text:p>
          </table:table-cell>
          <table:table-cell office:value-type="float" office:value="0.0720634" calcext:value-type="float">
            <text:p>0.0720634</text:p>
          </table:table-cell>
          <table:table-cell office:value-type="float" office:value="10.853" calcext:value-type="float">
            <text:p>10.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1.11" calcext:value-type="float">
            <text:p>7201.11</text:p>
          </table:table-cell>
          <table:table-cell office:value-type="float" office:value="10448" calcext:value-type="float">
            <text:p>10448</text:p>
          </table:table-cell>
          <table:table-cell office:value-type="float" office:value="17431" calcext:value-type="float">
            <text:p>17431</text:p>
          </table:table-cell>
          <table:table-cell office:value-type="float" office:value="9195764" calcext:value-type="float">
            <text:p>9195764</text:p>
          </table:table-cell>
          <table:table-cell office:value-type="float" office:value="0.0738836" calcext:value-type="float">
            <text:p>0.0738836</text:p>
          </table:table-cell>
          <table:table-cell office:value-type="float" office:value="40.1488" calcext:value-type="float">
            <text:p>40.14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203.12" calcext:value-type="float">
            <text:p>7203.12</text:p>
          </table:table-cell>
          <table:table-cell office:value-type="float" office:value="15641" calcext:value-type="float">
            <text:p>15641</text:p>
          </table:table-cell>
          <table:table-cell office:value-type="float" office:value="16329" calcext:value-type="float">
            <text:p>16329</text:p>
          </table:table-cell>
          <table:table-cell office:value-type="float" office:value="17567001" calcext:value-type="float">
            <text:p>17567001</text:p>
          </table:table-cell>
          <table:table-cell office:value-type="float" office:value="0.067707" calcext:value-type="float">
            <text:p>0.067707</text:p>
          </table:table-cell>
          <table:table-cell office:value-type="float" office:value="74.3155" calcext:value-type="float">
            <text:p>74.3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5.16" calcext:value-type="float">
            <text:p>7205.16</text:p>
          </table:table-cell>
          <table:table-cell office:value-type="float" office:value="26008" calcext:value-type="float">
            <text:p>26008</text:p>
          </table:table-cell>
          <table:table-cell office:value-type="float" office:value="15123" calcext:value-type="float">
            <text:p>15123</text:p>
          </table:table-cell>
          <table:table-cell office:value-type="float" office:value="28929064" calcext:value-type="float">
            <text:p>28929064</text:p>
          </table:table-cell>
          <table:table-cell office:value-type="float" office:value="0.0687425" calcext:value-type="float">
            <text:p>0.0687425</text:p>
          </table:table-cell>
          <table:table-cell office:value-type="float" office:value="121.486" calcext:value-type="float">
            <text:p>121.4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7201.78" calcext:value-type="float">
            <text:p>7201.78</text:p>
          </table:table-cell>
          <table:table-cell office:value-type="float" office:value="6707" calcext:value-type="float">
            <text:p>6707</text:p>
          </table:table-cell>
          <table:table-cell office:value-type="float" office:value="26228" calcext:value-type="float">
            <text:p>26228</text:p>
          </table:table-cell>
          <table:table-cell office:value-type="float" office:value="6160320" calcext:value-type="float">
            <text:p>6160320</text:p>
          </table:table-cell>
          <table:table-cell office:value-type="float" office:value="0.119962" calcext:value-type="float">
            <text:p>0.119962</text:p>
          </table:table-cell>
          <table:table-cell office:value-type="float" office:value="28.7869" calcext:value-type="float">
            <text:p>28.78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549" calcext:value-type="float">
            <text:p>3549</text:p>
          </table:table-cell>
          <table:table-cell office:value-type="float" office:value="48237" calcext:value-type="float">
            <text:p>48237</text:p>
          </table:table-cell>
          <table:table-cell office:value-type="float" office:value="2953038" calcext:value-type="float">
            <text:p>2953038</text:p>
          </table:table-cell>
          <table:table-cell office:value-type="float" office:value="0.218026" calcext:value-type="float">
            <text:p>0.218026</text:p>
          </table:table-cell>
          <table:table-cell office:value-type="float" office:value="14.7823" calcext:value-type="float">
            <text:p>14.7823</text:p>
          </table:table-cell>
        </table:table-row>
      </table:table>
      <table:table table:name="Comparison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row table:style-name="ro1">
          <table:table-cell table:number-columns-repeated="5"/>
          <table:table-cell office:value-type="string" calcext:value-type="string">
            <text:p>Best Objective</text:p>
          </table:table-cell>
          <table:table-cell table:number-columns-repeated="2"/>
          <table:table-cell office:value-type="string" calcext:value-type="string">
            <text:p>MIPGap</text:p>
          </table:table-cell>
          <table:table-cell table:number-columns-repeated="2"/>
          <table:table-cell office:value-type="string" calcext:value-type="string">
            <text:p>Runtime(s)</text:p>
          </table:table-cell>
          <table:table-cell/>
        </table:table-row>
        <table:table-row table:style-name="ro1">
          <table:table-cell table:style-name="ce1" office:value-type="string" calcext:value-type="string">
            <text:p>Problem Type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.529" calcext:value-type="float">
            <text:p>123.529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1.53572" calcext:value-type="float">
            <text:p>1.535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6.367" calcext:value-type="float">
            <text:p>406.367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0.86356" calcext:value-type="float">
            <text:p>0.863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0.717188" calcext:value-type="float">
            <text:p>0.71718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6779" calcext:value-type="float">
            <text:p>1.16779</text:p>
          </table:table-cell>
          <table:table-cell office:value-type="float" office:value="0.13" calcext:value-type="float">
            <text:p>0.13</text:p>
          </table:table-cell>
          <table:table-cell office:value-type="float" office:value="0.091351" calcext:value-type="float">
            <text:p>0.0913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202" calcext:value-type="float">
            <text:p>4.2202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0.161885" calcext:value-type="float">
            <text:p>0.1618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56092" calcext:value-type="float">
            <text:p>0.560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.64653" calcext:value-type="float">
            <text:p>1.646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475.5" calcext:value-type="float">
            <text:p>3475.5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23.7822" calcext:value-type="float">
            <text:p>23.78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813.57" calcext:value-type="float">
            <text:p>5813.57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9.6384" calcext:value-type="float">
            <text:p>9.63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783.37" calcext:value-type="float">
            <text:p>3783.37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.87386" calcext:value-type="float">
            <text:p>3.873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8.06" calcext:value-type="float">
            <text:p>1388.06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2.64605" calcext:value-type="float">
            <text:p>2.646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4204" calcext:value-type="float">
            <text:p>5.14204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35962" calcext:value-type="float">
            <text:p>0.1359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7.479" calcext:value-type="float">
            <text:p>557.479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0.243169" calcext:value-type="float">
            <text:p>0.2431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82.57" calcext:value-type="float">
            <text:p>982.57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0.927336" calcext:value-type="float">
            <text:p>0.9273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6.49356" calcext:value-type="float">
            <text:p>6.493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515.84" calcext:value-type="float">
            <text:p>4515.84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30.692" calcext:value-type="float">
            <text:p>30.6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0681818" calcext:value-type="float">
            <text:p>0.0681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458.635" calcext:value-type="float">
            <text:p>458.6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81.5029" calcext:value-type="float">
            <text:p>81.50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242.62" calcext:value-type="float">
            <text:p>5242.62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3.38492" calcext:value-type="float">
            <text:p>3.384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29.5062" calcext:value-type="float">
            <text:p>29.50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33.4531" calcext:value-type="float">
            <text:p>33.45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5.787" calcext:value-type="float">
            <text:p>125.787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1.17826" calcext:value-type="float">
            <text:p>1.178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343.45" calcext:value-type="float">
            <text:p>3343.45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09441" calcext:value-type="float">
            <text:p>1.094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393.17" calcext:value-type="float">
            <text:p>3393.17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2.62853" calcext:value-type="float">
            <text:p>2.628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8.9663" calcext:value-type="float">
            <text:p>18.96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102.91" calcext:value-type="float">
            <text:p>102.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1052.13" calcext:value-type="float">
            <text:p>1052.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188679" calcext:value-type="float">
            <text:p>0.0188679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200.19" calcext:value-type="float">
            <text:p>7200.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279.881" calcext:value-type="float">
            <text:p>279.88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45.884" calcext:value-type="float">
            <text:p>45.8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28.3643" calcext:value-type="float">
            <text:p>28.36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48.077" calcext:value-type="float">
            <text:p>48.0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1" calcext:value-type="float">
            <text:p>7200.1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209.758" calcext:value-type="float">
            <text:p>209.7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43.291" calcext:value-type="float">
            <text:p>843.291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1.7847" calcext:value-type="float">
            <text:p>1.78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2.99592" calcext:value-type="float">
            <text:p>2.995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2.1134" calcext:value-type="float">
            <text:p>12.1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58.6748" calcext:value-type="float">
            <text:p>58.67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285.444" calcext:value-type="float">
            <text:p>285.4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7200.05" calcext:value-type="float">
            <text:p>7200.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505.017" calcext:value-type="float">
            <text:p>505.0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0.0483871" calcext:value-type="float">
            <text:p>0.0483871</text:p>
          </table:table-cell>
          <table:table-cell table:style-name="Default" office:value-type="float" office:value="0.0645161" calcext:value-type="float">
            <text:p>0.0645161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18" calcext:value-type="float">
            <text:p>7201.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3429.34" calcext:value-type="float">
            <text:p>3429.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227.438" calcext:value-type="float">
            <text:p>227.4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702.47" calcext:value-type="float">
            <text:p>3702.47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16.5271" calcext:value-type="float">
            <text:p>16.52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390.735" calcext:value-type="float">
            <text:p>390.7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109.228" calcext:value-type="float">
            <text:p>109.2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871.957" calcext:value-type="float">
            <text:p>871.9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59.61" calcext:value-type="float">
            <text:p>2359.61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6.70533" calcext:value-type="float">
            <text:p>6.705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5.2428" calcext:value-type="float">
            <text:p>15.24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23.2697" calcext:value-type="float">
            <text:p>23.26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74.32" calcext:value-type="float">
            <text:p>174.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720.623" calcext:value-type="float">
            <text:p>720.6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7200.06" calcext:value-type="float">
            <text:p>7200.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7200.47" calcext:value-type="float">
            <text:p>7200.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7200.22" calcext:value-type="float">
            <text:p>7200.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0422535" calcext:value-type="float">
            <text:p>0.0422535</text:p>
          </table:table-cell>
          <table:table-cell table:style-name="Default" office:value-type="float" office:value="0.0704225" calcext:value-type="float">
            <text:p>0.0704225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9" calcext:value-type="float">
            <text:p>7200.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0232558" calcext:value-type="float">
            <text:p>0.02325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7200.02" calcext:value-type="float">
            <text:p>7200.02</text:p>
          </table:table-cell>
          <table:table-cell office:value-type="float" office:value="4308.25" calcext:value-type="float">
            <text:p>4308.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221.95" calcext:value-type="float">
            <text:p>221.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152.464" calcext:value-type="float">
            <text:p>152.4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19.363" calcext:value-type="float">
            <text:p>119.3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174.105" calcext:value-type="float">
            <text:p>174.1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03.7" calcext:value-type="float">
            <text:p>1503.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619.9" calcext:value-type="float">
            <text:p>2619.9</text:p>
          </table:table-cell>
          <table:table-cell office:value-type="float" office:value="4048.56" calcext:value-type="float">
            <text:p>4048.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72.0608" calcext:value-type="float">
            <text:p>72.06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68.5622" calcext:value-type="float">
            <text:p>68.56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84.5244" calcext:value-type="float">
            <text:p>84.52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483.796" calcext:value-type="float">
            <text:p>483.7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569.86" calcext:value-type="float">
            <text:p>1569.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052.1" calcext:value-type="float">
            <text:p>1052.1</text:p>
          </table:table-cell>
          <table:table-cell office:value-type="float" office:value="7007.68" calcext:value-type="float">
            <text:p>7007.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7201.24" calcext:value-type="float">
            <text:p>7201.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7201.17" calcext:value-type="float">
            <text:p>7201.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7200.43" calcext:value-type="float">
            <text:p>7200.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75" calcext:value-type="float">
            <text:p>0.087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2.86" calcext:value-type="float">
            <text:p>7202.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766423" calcext:value-type="float">
            <text:p>0.766423</text:p>
          </table:table-cell>
          <table:table-cell office:value-type="float" office:value="0.06" calcext:value-type="float">
            <text:p>0.06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39" calcext:value-type="float">
            <text:p>7201.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824818" calcext:value-type="float">
            <text:p>0.824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121.63" calcext:value-type="float">
            <text:p>1121.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656.184" calcext:value-type="float">
            <text:p>656.1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4.092" calcext:value-type="float">
            <text:p>24.092</text:p>
          </table:table-cell>
          <table:table-cell office:value-type="float" office:value="169.766" calcext:value-type="float">
            <text:p>169.7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1" calcext:value-type="float">
            <text:p>7200.1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635.318" calcext:value-type="float">
            <text:p>635.3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271.701" calcext:value-type="float">
            <text:p>271.7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07.4" calcext:value-type="float">
            <text:p>1407.4</text:p>
          </table:table-cell>
          <table:table-cell office:value-type="float" office:value="1777.92" calcext:value-type="float">
            <text:p>1777.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27" calcext:value-type="float">
            <text:p>7200.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221.064" calcext:value-type="float">
            <text:p>221.0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20.1976" calcext:value-type="float">
            <text:p>20.19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66.118" calcext:value-type="float">
            <text:p>366.1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731.97" calcext:value-type="float">
            <text:p>1731.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7200.75" calcext:value-type="float">
            <text:p>7200.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7201.02" calcext:value-type="float">
            <text:p>7201.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7201.04" calcext:value-type="float">
            <text:p>7201.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7200.82" calcext:value-type="float">
            <text:p>7200.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625" calcext:value-type="float">
            <text:p>0.625</text:p>
          </table:table-cell>
          <table:table-cell table:style-name="Default" office:value-type="float" office:value="0.428571" calcext:value-type="float">
            <text:p>0.42857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16" calcext:value-type="float">
            <text:p>7200.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200.15" calcext:value-type="float">
            <text:p>7200.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561798" calcext:value-type="float">
            <text:p>0.0561798</text:p>
          </table:table-cell>
          <table:table-cell table:style-name="Default" office:value-type="float" office:value="0.101124" calcext:value-type="float">
            <text:p>0.101124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1" calcext:value-type="float">
            <text:p>7200.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0.0727273" calcext:value-type="float">
            <text:p>0.0727273</text:p>
          </table:table-cell>
          <table:table-cell table:style-name="Default" office:value-type="float" office:value="0.0727273" calcext:value-type="float">
            <text:p>0.072727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4" calcext:value-type="float">
            <text:p>7202.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805755" calcext:value-type="float">
            <text:p>0.805755</text:p>
          </table:table-cell>
          <table:table-cell office:value-type="float" office:value="0.025" calcext:value-type="float">
            <text:p>0.0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4497.84" calcext:value-type="float">
            <text:p>4497.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1768.88" calcext:value-type="float">
            <text:p>1768.8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2781.08" calcext:value-type="float">
            <text:p>2781.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717.651" calcext:value-type="float">
            <text:p>717.6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48" calcext:value-type="float">
            <text:p>0.48</text:p>
          </table:table-cell>
          <table:table-cell office:value-type="float" office:value="0.0952381" calcext:value-type="float">
            <text:p>0.09523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481.98" calcext:value-type="float">
            <text:p>4481.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772.345" calcext:value-type="float">
            <text:p>772.3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117647" calcext:value-type="float">
            <text:p>0.117647</text:p>
          </table:table-cell>
          <table:table-cell table:style-name="Default" office:value-type="float" office:value="0.0588235" calcext:value-type="float">
            <text:p>0.0588235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55" calcext:value-type="float">
            <text:p>7200.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1" calcext:value-type="float">
            <text:p>720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39" calcext:value-type="float">
            <text:p>7200.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432.258" calcext:value-type="float">
            <text:p>432.2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567.191" calcext:value-type="float">
            <text:p>567.1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310.568" calcext:value-type="float">
            <text:p>310.5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893.78" calcext:value-type="float">
            <text:p>893.78</text:p>
          </table:table-cell>
          <table:table-cell office:value-type="float" office:value="1486.69" calcext:value-type="float">
            <text:p>1486.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7201.22" calcext:value-type="float">
            <text:p>7201.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23" calcext:value-type="float">
            <text:p>7200.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4" calcext:value-type="float">
            <text:p>7201.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222222" calcext:value-type="float">
            <text:p>0.222222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71" calcext:value-type="float">
            <text:p>7200.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555556" calcext:value-type="float">
            <text:p>0.555556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36" calcext:value-type="float">
            <text:p>7200.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571429" calcext:value-type="float">
            <text:p>0.571429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49" calcext:value-type="float">
            <text:p>7200.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75" calcext:value-type="float">
            <text:p>0.75</text:p>
          </table:table-cell>
          <table:table-cell office:value-type="float" office:value="7200.02" calcext:value-type="float">
            <text:p>7200.02</text:p>
          </table:table-cell>
          <table:table-cell table:number-columns-repeated="2" office:value-type="float" office:value="7200.06" calcext:value-type="float">
            <text:p>7200.0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3081" calcext:value-type="float">
            <text:p>2.03081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0.145234" calcext:value-type="float">
            <text:p>0.1452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1807" calcext:value-type="float">
            <text:p>1.41807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0.152196" calcext:value-type="float">
            <text:p>0.15219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0.0702851" calcext:value-type="float">
            <text:p>0.07028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3605" calcext:value-type="float">
            <text:p>1.43605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0.149755" calcext:value-type="float">
            <text:p>0.1497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3899" calcext:value-type="float">
            <text:p>0.423899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0.0566878" calcext:value-type="float">
            <text:p>0.056687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7588" calcext:value-type="float">
            <text:p>0.10758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.3966" calcext:value-type="float">
            <text:p>19.3966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.111" calcext:value-type="float">
            <text:p>24.111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0.212621" calcext:value-type="float">
            <text:p>0.2126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8742" calcext:value-type="float">
            <text:p>2.58742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.123416" calcext:value-type="float">
            <text:p>0.12341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1729" calcext:value-type="float">
            <text:p>1.11729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0.229012" calcext:value-type="float">
            <text:p>0.22901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047" calcext:value-type="float">
            <text:p>2.3047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0.16254" calcext:value-type="float">
            <text:p>0.1625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0.293942" calcext:value-type="float">
            <text:p>0.29394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.9525" calcext:value-type="float">
            <text:p>10.9525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0.0874081" calcext:value-type="float">
            <text:p>0.08740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424" calcext:value-type="float">
            <text:p>3.3424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0.120863" calcext:value-type="float">
            <text:p>0.1208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0.0789289" calcext:value-type="float">
            <text:p>0.078928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44204" calcext:value-type="float">
            <text:p>0.644204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0.0901639" calcext:value-type="float">
            <text:p>0.090163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15552" calcext:value-type="float">
            <text:p>6.15552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0.341371" calcext:value-type="float">
            <text:p>0.34137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65.307" calcext:value-type="float">
            <text:p>365.307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471332" calcext:value-type="float">
            <text:p>0.4713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32.27" calcext:value-type="float">
            <text:p>1132.27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0.574632" calcext:value-type="float">
            <text:p>0.5746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55.628" calcext:value-type="float">
            <text:p>255.628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0.382743" calcext:value-type="float">
            <text:p>0.38274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3664" calcext:value-type="float">
            <text:p>1.53664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0.134235" calcext:value-type="float">
            <text:p>0.1342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0.692222" calcext:value-type="float">
            <text:p>0.6922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9.0923" calcext:value-type="float">
            <text:p>89.0923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0.631303" calcext:value-type="float">
            <text:p>0.63130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1.671" calcext:value-type="float">
            <text:p>501.671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0.99523" calcext:value-type="float">
            <text:p>0.9952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0.182686" calcext:value-type="float">
            <text:p>0.18268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18.394" calcext:value-type="float">
            <text:p>618.394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0.77678" calcext:value-type="float">
            <text:p>0.7767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.3063" calcext:value-type="float">
            <text:p>76.3063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0.53254" calcext:value-type="float">
            <text:p>0.5325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0.402613" calcext:value-type="float">
            <text:p>0.4026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3.653" calcext:value-type="float">
            <text:p>873.653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0.531833" calcext:value-type="float">
            <text:p>0.5318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7.5756" calcext:value-type="float">
            <text:p>57.5756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0.173656" calcext:value-type="float">
            <text:p>0.1736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0.144808" calcext:value-type="float">
            <text:p>0.14480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9.1823" calcext:value-type="float">
            <text:p>69.1823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0.237481" calcext:value-type="float">
            <text:p>0.2374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92.647" calcext:value-type="float">
            <text:p>592.647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0.818735" calcext:value-type="float">
            <text:p>0.8187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7719" calcext:value-type="float">
            <text:p>3.67719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0.385261" calcext:value-type="float">
            <text:p>0.38526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89.563" calcext:value-type="float">
            <text:p>989.563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.11062" calcext:value-type="float">
            <text:p>1.110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0.663731" calcext:value-type="float">
            <text:p>0.66373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19.07" calcext:value-type="float">
            <text:p>219.07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0.590138" calcext:value-type="float">
            <text:p>0.5901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58.326" calcext:value-type="float">
            <text:p>458.326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0.778642" calcext:value-type="float">
            <text:p>0.77864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8.121" calcext:value-type="float">
            <text:p>268.121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0.326919" calcext:value-type="float">
            <text:p>0.3269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05.905" calcext:value-type="float">
            <text:p>905.905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0.594448" calcext:value-type="float">
            <text:p>0.59444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30.803" calcext:value-type="float">
            <text:p>630.803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0.437544" calcext:value-type="float">
            <text:p>0.43754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21.56" calcext:value-type="float">
            <text:p>2921.56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0.600847" calcext:value-type="float">
            <text:p>0.6008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3.427" calcext:value-type="float">
            <text:p>303.427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.07268" calcext:value-type="float">
            <text:p>1.072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7200.11" calcext:value-type="float">
            <text:p>7200.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23.219" calcext:value-type="float">
            <text:p>623.219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3.93613" calcext:value-type="float">
            <text:p>3.936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3.82577" calcext:value-type="float">
            <text:p>3.825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40242" calcext:value-type="float">
            <text:p>6.40242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.537083" calcext:value-type="float">
            <text:p>0.5370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.8064" calcext:value-type="float">
            <text:p>24.8064</text:p>
          </table:table-cell>
          <table:table-cell office:value-type="float" office:value="1.3561" calcext:value-type="float">
            <text:p>1.3561</text:p>
          </table:table-cell>
          <table:table-cell office:value-type="float" office:value="1.51258" calcext:value-type="float">
            <text:p>1.512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4.1921" calcext:value-type="float">
            <text:p>44.1921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22.8972" calcext:value-type="float">
            <text:p>22.89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2.315" calcext:value-type="float">
            <text:p>232.315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501.707" calcext:value-type="float">
            <text:p>501.7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7200.35" calcext:value-type="float">
            <text:p>7200.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9.31" calcext:value-type="float">
            <text:p>309.31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1.75763" calcext:value-type="float">
            <text:p>1.757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510.72" calcext:value-type="float">
            <text:p>3510.72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11.5401" calcext:value-type="float">
            <text:p>11.54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99.8" calcext:value-type="float">
            <text:p>1699.8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5.27859" calcext:value-type="float">
            <text:p>5.278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9.8153" calcext:value-type="float">
            <text:p>79.8153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1.10726" calcext:value-type="float">
            <text:p>1.107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25.65" calcext:value-type="float">
            <text:p>1025.65</text:p>
          </table:table-cell>
          <table:table-cell office:value-type="float" office:value="3.5887" calcext:value-type="float">
            <text:p>3.5887</text:p>
          </table:table-cell>
          <table:table-cell office:value-type="float" office:value="5.53168" calcext:value-type="float">
            <text:p>5.531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64.59" calcext:value-type="float">
            <text:p>1664.59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61.5175" calcext:value-type="float">
            <text:p>61.51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43.85" calcext:value-type="float">
            <text:p>4043.85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1468.54" calcext:value-type="float">
            <text:p>1468.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7200.82" calcext:value-type="float">
            <text:p>7200.8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33333" calcext:value-type="float">
            <text:p>0.083333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4" calcext:value-type="float">
            <text:p>7200.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0.0714286" calcext:value-type="float">
            <text:p>0.0714286</text:p>
          </table:table-cell>
          <table:table-cell table:style-name="Default" office:value-type="float" office:value="0.0714286" calcext:value-type="float">
            <text:p>0.071428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61" calcext:value-type="float">
            <text:p>7200.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11.73" calcext:value-type="float">
            <text:p>511.73</text:p>
          </table:table-cell>
          <table:table-cell office:value-type="float" office:value="94.7549" calcext:value-type="float">
            <text:p>94.75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112.672" calcext:value-type="float">
            <text:p>112.6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1.1781" calcext:value-type="float">
            <text:p>81.17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71.87" calcext:value-type="float">
            <text:p>1471.87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2.7496" calcext:value-type="float">
            <text:p>2.749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023.08" calcext:value-type="float">
            <text:p>6023.08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32.0104" calcext:value-type="float">
            <text:p>32.010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406.161" calcext:value-type="float">
            <text:p>406.1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6851.37" calcext:value-type="float">
            <text:p>6851.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7201.71" calcext:value-type="float">
            <text:p>7201.7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7200.22" calcext:value-type="float">
            <text:p>7200.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0571429" calcext:value-type="float">
            <text:p>0.0571429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64" calcext:value-type="float">
            <text:p>7201.6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816327" calcext:value-type="float">
            <text:p>0.0816327</text:p>
          </table:table-cell>
          <table:table-cell table:style-name="Default" office:value-type="float" office:value="0.102041" calcext:value-type="float">
            <text:p>0.10204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6" calcext:value-type="float">
            <text:p>7201.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695.436" calcext:value-type="float">
            <text:p>695.4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52" calcext:value-type="float">
            <text:p>7201.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12.22" calcext:value-type="float">
            <text:p>312.22</text:p>
          </table:table-cell>
          <table:table-cell office:value-type="float" office:value="148.649" calcext:value-type="float">
            <text:p>148.6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220.35" calcext:value-type="float">
            <text:p>1220.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24.4881" calcext:value-type="float">
            <text:p>24.48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46.5027" calcext:value-type="float">
            <text:p>46.50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744.596" calcext:value-type="float">
            <text:p>744.59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42857" calcext:value-type="float">
            <text:p>0.14285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07.64" calcext:value-type="float">
            <text:p>407.64</text:p>
          </table:table-cell>
          <table:table-cell office:value-type="float" office:value="7203.2" calcext:value-type="float">
            <text:p>7203.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7203.53" calcext:value-type="float">
            <text:p>7203.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7200.26" calcext:value-type="float">
            <text:p>7200.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7200.36" calcext:value-type="float">
            <text:p>7200.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625" calcext:value-type="float">
            <text:p>0.0625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5" calcext:value-type="float">
            <text:p>7201.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0892857" calcext:value-type="float">
            <text:p>0.0892857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88" calcext:value-type="float">
            <text:p>7200.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0888889" calcext:value-type="float">
            <text:p>0.0888889</text:p>
          </table:table-cell>
          <table:table-cell table:style-name="Default" office:value-type="float" office:value="0.133333" calcext:value-type="float">
            <text:p>0.13333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59" calcext:value-type="float">
            <text:p>7202.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49" calcext:value-type="float">
            <text:p>7200.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78" calcext:value-type="float">
            <text:p>7200.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769231" calcext:value-type="float">
            <text:p>0.076923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7200.6" calcext:value-type="float">
            <text:p>7200.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13" calcext:value-type="float">
            <text:p>7202.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0.981" calcext:value-type="float">
            <text:p>10.981</text:p>
          </table:table-cell>
          <table:table-cell office:value-type="float" office:value="86.8585" calcext:value-type="float">
            <text:p>86.85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353.004" calcext:value-type="float">
            <text:p>353.00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3987.59" calcext:value-type="float">
            <text:p>3987.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875" calcext:value-type="float">
            <text:p>0.18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7201.11" calcext:value-type="float">
            <text:p>7201.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125" calcext:value-type="float">
            <text:p>0.3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7203.12" calcext:value-type="float">
            <text:p>7203.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style-name="Default" office:value-type="float" office:value="0.4375" calcext:value-type="float">
            <text:p>0.43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5.16" calcext:value-type="float">
            <text:p>7205.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625" calcext:value-type="float">
            <text:p>0.6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1.78" calcext:value-type="float">
            <text:p>7201.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6" calcext:value-type="float">
            <text:p>0.6</text:p>
          </table:table-cell>
          <table:table-cell table:number-columns-repeated="2" office:value-type="float" office:value="7200.02" calcext:value-type="float">
            <text:p>7200.02</text:p>
          </table:table-cell>
          <table:table-cell office:value-type="float" office:value="7200.44" calcext:value-type="float">
            <text:p>7200.44</text:p>
          </table:table-cell>
        </table:table-row>
        <table:table-row table:style-name="ro1" table:number-rows-repeated="10483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Triangle.A1:Triangle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ath.A1:Path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09:33:59.742869322</meta:creation-date>
    <dc:date>2021-03-24T10:15:02.110485381</dc:date>
    <meta:editing-duration>PT10M21S</meta:editing-duration>
    <meta:editing-cycles>8</meta:editing-cycles>
    <meta:generator>LibreOffice/7.0.5.2$Linux_X86_64 LibreOffice_project/00$Build-2</meta:generator>
    <meta:document-statistic meta:table-count="4" meta:cell-count="8654" meta:object-count="0"/>
  </office:meta>
</office:document-meta>
</file>